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3mm"/>
    </style:style>
    <style:style style:name="co3" style:family="table-column">
      <style:table-column-properties fo:break-before="auto" style:column-width="37.1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8.89mm"/>
    </style:style>
    <style:style style:name="co6" style:family="table-column">
      <style:table-column-properties fo:break-before="auto" style:column-width="36.83mm"/>
    </style:style>
    <style:style style:name="co7" style:family="table-column">
      <style:table-column-properties fo:break-before="auto" style:column-width="47.06mm"/>
    </style:style>
    <style:style style:name="co8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fo:background-color="#f5f5f5"/>
    </style:style>
    <style:style style:name="ce5" style:family="table-cell" style:parent-style-name="Default">
      <style:table-cell-properties fo:background-color="#f5f5f5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5f5f5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ackground-color="#f5f5f5"/>
    </style:style>
    <style:style style:name="ce10" style:family="table-cell" style:parent-style-name="Default" style:data-style-name="N111">
      <style:text-properties fo:font-weight="bold" style:font-weight-asian="bold" style:font-weight-complex="bold"/>
    </style:style>
    <style:style style:name="ce12" style:family="table-cell" style:parent-style-name="Default" style:data-style-name="N84"/>
    <style:style style:name="ce30" style:family="table-cell" style:parent-style-name="Default" style:data-style-name="N84">
      <style:table-cell-properties fo:background-color="#dcdcd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dcdcdc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"/>
    <style:style style:name="ce34" style:family="table-cell" style:parent-style-name="Default" style:data-style-name="N11">
      <style:table-cell-properties fo:background-color="#dcdcdc"/>
    </style:style>
    <style:style style:name="ce35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ackground-color="#f5f5f5"/>
      <style:text-properties fo:color="#ce181e"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none" fo:border-left="0.06pt solid #000000" fo:border-right="0.06pt solid #000000" fo:border-top="0.06pt solid #000000"/>
    </style:style>
    <style:style style:name="ce38" style:family="table-cell" style:parent-style-name="Default" style:data-style-name="N2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color="#32cd32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able-cell-properties fo:border="0.06pt solid #000000"/>
      <style:text-properties fo:color="#0000ff"/>
    </style:style>
    <style:style style:name="ce44" style:family="table-cell" style:parent-style-name="Default">
      <style:table-cell-properties fo:border-bottom="none" fo:border-left="0.06pt solid #000000" fo:border-right="none" fo:border-top="0.06pt solid #000000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6" style:family="table-cell" style:parent-style-name="Default">
      <style:table-cell-properties fo:border-bottom="0.06pt solid #000000" fo:border-left="0.06pt solid #000000" fo:border-right="none" fo:border-top="non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5.14mm" svg:height="143.51mm" svg:x="300.54mm" svg:y="163.55mm">
            <draw:object draw:notify-on-update-of-ranges="Sheet1.J42:Sheet1.J80 Sheet1.K41:Sheet1.K41 Sheet1.K42:Sheet1.K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8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ce2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normal distribution playground</text:p>
          </table:table-cell>
          <table:table-cell table:number-columns-repeated="1023"/>
        </table:table-row>
        <table:table-row table:style-name="ro1">
          <table:table-cell table:number-columns-repeated="15"/>
          <table:table-cell table:style-name="ce3" office:value-type="string" calcext:value-type="string">
            <text:p>Holiday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tandard normal dist:</text:p>
          </table:table-cell>
          <table:table-cell table:number-columns-repeated="14"/>
          <table:table-cell table:style-name="ce37"/>
          <table:table-cell office:value-type="string" calcext:value-type="string">
            <text:p>← insert dates one per line</text:p>
          </table:table-cell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35"/>
          <table:table-cell table:number-columns-repeated="1008"/>
        </table:table-row>
        <table:table-row table:style-name="ro1">
          <table:table-cell table:style-name="ce1" office:value-type="string" calcext:value-type="string">
            <text:p>cum dist val</text:p>
          </table:table-cell>
          <table:table-cell table:style-name="ce3" office:value-type="string" calcext:value-type="string">
            <text:p>norminv (x)</text:p>
          </table:table-cell>
          <table:table-cell/>
          <table:table-cell office:value-type="string" calcext:value-type="string">
            <text:p>C (confidence %)</text:p>
          </table:table-cell>
          <table:table-cell office:value-type="string" calcext:value-type="string">
            <text:p>-&gt;cum dist</text:p>
          </table:table-cell>
          <table:table-cell office:value-type="string" calcext:value-type="string">
            <text:p>Z factor (via normdist)</text:p>
          </table:table-cell>
          <table:table-cell table:number-columns-repeated="9"/>
          <table:table-cell table:style-name="ce35"/>
          <table:table-cell table:style-name="Default"/>
          <table:table-cell table:number-columns-repeated="1007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NORMINV([.A7]; 0; 1)" office:value-type="float" office:value="-1.64485362695147" calcext:value-type="float">
            <text:p>-1.6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xample:</text:p>
          </table:table-cell>
          <table:table-cell table:number-columns-repeated="6"/>
          <table:table-cell table:style-name="ce38"/>
          <table:table-cell table:number-columns-repeated="1008"/>
        </table:table-row>
        <table:table-row table:style-name="ro1">
          <table:table-cell table:formula="of:=[.A7]+0.025" office:value-type="float" office:value="0.075" calcext:value-type="float">
            <text:p>0.075</text:p>
          </table:table-cell>
          <table:table-cell table:formula="of:=NORMINV([.A8]; 0; 1)" office:value-type="float" office:value="-1.43953147093846" calcext:value-type="float">
            <text:p>-1.44</text:p>
          </table:table-cell>
          <table:table-cell table:number-columns-repeated="3"/>
          <table:table-cell table:style-name="Default"/>
          <table:table-cell table:number-columns-repeated="9"/>
          <table:table-cell table:style-name="ce35"/>
          <table:table-cell table:number-columns-repeated="1008"/>
        </table:table-row>
        <table:table-row table:style-name="ro1">
          <table:table-cell table:formula="of:=[.A8]+0.025" office:value-type="float" office:value="0.1" calcext:value-type="float">
            <text:p>0.1</text:p>
          </table:table-cell>
          <table:table-cell table:formula="of:=NORMINV([.A9]; 0; 1)" office:value-type="float" office:value="-1.2815515655446" calcext:value-type="float">
            <text:p>-1.28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nfidence etc to use:</text:p>
          </table:table-cell>
          <table:table-cell table:number-columns-repeated="6"/>
          <table:table-cell table:style-name="ce17"/>
          <table:table-cell table:number-columns-repeated="1008"/>
        </table:table-row>
        <table:table-row table:style-name="ro1">
          <table:table-cell table:formula="of:=[.A9]+0.025" office:value-type="float" office:value="0.125" calcext:value-type="float">
            <text:p>0.125</text:p>
          </table:table-cell>
          <table:table-cell table:formula="of:=NORMINV([.A10]; 0; 1)" office:value-type="float" office:value="-1.15034938037601" calcext:value-type="float">
            <text:p>-1.15</text:p>
          </table:table-cell>
          <table:table-cell table:style-name="ce1"/>
          <table:table-cell table:number-columns-repeated="2"/>
          <table:table-cell table:style-name="Default"/>
          <table:table-cell/>
          <table:table-cell table:style-name="ce1"/>
          <table:table-cell table:style-name="ce6" office:value-type="float" office:value="80" calcext:value-type="float">
            <text:p>80</text:p>
          </table:table-cell>
          <table:table-cell table:formula="of:=(1+[.I10]/100)/2" office:value-type="float" office:value="0.9" calcext:value-type="float">
            <text:p>0.9</text:p>
          </table:table-cell>
          <table:table-cell table:style-name="ce8" table:formula="of:=LEGACY.NORMSINV([.J10])" office:value-type="float" office:value="1.2815515655446" calcext:value-type="float">
            <text:p>1.282</text:p>
          </table:table-cell>
          <table:table-cell table:style-name="ce1" office:value-type="string" calcext:value-type="string">
            <text:p>← how many std devs the confidence equiv is at</text:p>
          </table:table-cell>
          <table:table-cell table:style-name="ce1" table:number-columns-repeated="3"/>
          <table:table-cell table:style-name="Default"/>
          <table:table-cell table:style-name="ce3"/>
          <table:table-cell table:style-name="ce1" table:number-columns-repeated="1007"/>
        </table:table-row>
        <table:table-row table:style-name="ro1">
          <table:table-cell table:formula="of:=[.A10]+0.025" office:value-type="float" office:value="0.15" calcext:value-type="float">
            <text:p>0.15</text:p>
          </table:table-cell>
          <table:table-cell table:formula="of:=NORMINV([.A11]; 0; 1)" office:value-type="float" office:value="-1.03643338949379" calcext:value-type="float">
            <text:p>-1.04</text:p>
          </table:table-cell>
          <table:table-cell table:number-columns-repeated="3"/>
          <table:table-cell table:style-name="Default"/>
          <table:table-cell table:number-columns-repeated="9"/>
          <table:table-cell table:style-name="Default"/>
          <table:table-cell table:number-columns-repeated="1008"/>
        </table:table-row>
        <table:table-row table:style-name="ro1">
          <table:table-cell table:formula="of:=[.A11]+0.025" office:value-type="float" office:value="0.175" calcext:value-type="float">
            <text:p>0.175</text:p>
          </table:table-cell>
          <table:table-cell table:formula="of:=NORMINV([.A12]; 0; 1)" office:value-type="float" office:value="-0.93458929107348" calcext:value-type="float">
            <text:p>-0.93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st: Avg hours</text:p>
          </table:table-cell>
          <table:table-cell office:value-type="string" calcext:value-type="string">
            <text:p>Est: delta (hours)</text:p>
          </table:table-cell>
          <table:table-cell/>
          <table:table-cell table:style-name="ce35" office:value-type="string" calcext:value-type="string">
            <text:p>Est: Avg days</text:p>
          </table:table-cell>
          <table:table-cell table:style-name="ce2" office:value-type="string" calcext:value-type="string">
            <text:p>Est: delta (days)</text:p>
          </table:table-cell>
          <table:table-cell/>
          <table:table-cell office:value-type="string" calcext:value-type="string">
            <text:p>mu</text:p>
          </table:table-cell>
          <table:table-cell table:style-name="Default" office:value-type="string" calcext:value-type="string">
            <text:p>Std dev = delta / z</text:p>
          </table:table-cell>
          <table:table-cell table:style-name="Default" office:value-type="string" calcext:value-type="string">
            <text:p>variance</text:p>
          </table:table-cell>
          <table:table-cell table:number-columns-repeated="1007"/>
        </table:table-row>
        <table:table-row table:style-name="ro1">
          <table:table-cell table:formula="of:=[.A12]+0.025" office:value-type="float" office:value="0.2" calcext:value-type="float">
            <text:p>0.2</text:p>
          </table:table-cell>
          <table:table-cell table:formula="of:=NORMINV([.A13]; 0; 1)" office:value-type="float" office:value="-0.841621233572914" calcext:value-type="float">
            <text:p>-0.84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13]/[.$J$29]" office:value-type="float" office:value="0.933333333333333" calcext:value-type="float">
            <text:p>0.93</text:p>
          </table:table-cell>
          <table:table-cell table:style-name="ce35" table:formula="of:=[.J13]/[.$J$29]" office:value-type="float" office:value="0.4" calcext:value-type="float">
            <text:p>0.40</text:p>
          </table:table-cell>
          <table:table-cell/>
          <table:table-cell table:style-name="ce2" table:formula="of:=[.L13]" office:value-type="float" office:value="0.933333333333333" calcext:value-type="float">
            <text:p>0.93</text:p>
          </table:table-cell>
          <table:table-cell table:style-name="Default" table:formula="of:=[.M13]/[.$K$10]" office:value-type="float" office:value="0.312121658428952" calcext:value-type="float">
            <text:p>0.312121658428952</text:p>
          </table:table-cell>
          <table:table-cell table:style-name="Default" table:formula="of:=[.P13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13]+0.025" office:value-type="float" office:value="0.225" calcext:value-type="float">
            <text:p>0.225</text:p>
          </table:table-cell>
          <table:table-cell table:formula="of:=NORMINV([.A14]; 0; 1)" office:value-type="float" office:value="-0.755415026360469" calcext:value-type="float">
            <text:p>-0.76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32.5" calcext:value-type="float">
            <text:p>32.5</text:p>
          </table:table-cell>
          <table:table-cell office:value-type="float" office:value="7.5" calcext:value-type="float">
            <text:p>7.5</text:p>
          </table:table-cell>
          <table:table-cell/>
          <table:table-cell table:style-name="ce35" table:formula="of:=[.I14]/[.$J$29]" office:value-type="float" office:value="4.33333333333333" calcext:value-type="float">
            <text:p>4.33</text:p>
          </table:table-cell>
          <table:table-cell table:style-name="ce35" table:formula="of:=[.J14]/[.$J$29]" office:value-type="float" office:value="1" calcext:value-type="float">
            <text:p>1.00</text:p>
          </table:table-cell>
          <table:table-cell/>
          <table:table-cell table:formula="of:=[.I14]" office:value-type="float" office:value="32.5" calcext:value-type="float">
            <text:p>32.5</text:p>
          </table:table-cell>
          <table:table-cell table:style-name="Default" table:formula="of:=[.M14]/[.$K$10]" office:value-type="float" office:value="0.780304146072379" calcext:value-type="float">
            <text:p>0.780304146072379</text:p>
          </table:table-cell>
          <table:table-cell table:style-name="Default" table:formula="of:=[.P14]^2" office:value-type="float" office:value="0.608874560377744" calcext:value-type="float">
            <text:p>0.608874560377744</text:p>
          </table:table-cell>
          <table:table-cell table:number-columns-repeated="1007"/>
        </table:table-row>
        <table:table-row table:style-name="ro1">
          <table:table-cell table:formula="of:=[.A14]+0.025" office:value-type="float" office:value="0.25" calcext:value-type="float">
            <text:p>0.25</text:p>
          </table:table-cell>
          <table:table-cell table:formula="of:=NORMINV([.A15]; 0; 1)" office:value-type="float" office:value="-0.674489750196082" calcext:value-type="float">
            <text:p>-0.67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formula="of:=[.I15]/[.$J$29]" office:value-type="float" office:value="0.533333333333333" calcext:value-type="float">
            <text:p>0.53</text:p>
          </table:table-cell>
          <table:table-cell table:style-name="ce35" table:formula="of:=[.J15]/[.$J$29]" office:value-type="float" office:value="0.133333333333333" calcext:value-type="float">
            <text:p>0.13</text:p>
          </table:table-cell>
          <table:table-cell/>
          <table:table-cell table:formula="of:=[.I15]" office:value-type="float" office:value="4" calcext:value-type="float">
            <text:p>4</text:p>
          </table:table-cell>
          <table:table-cell table:style-name="Default" table:formula="of:=[.M15]/[.$K$10]" office:value-type="float" office:value="0.104040552809651" calcext:value-type="float">
            <text:p>0.104040552809651</text:p>
          </table:table-cell>
          <table:table-cell table:style-name="Default" table:formula="of:=[.P15]^2" office:value-type="float" office:value="0.0108244366289377" calcext:value-type="float">
            <text:p>0.010824436628938</text:p>
          </table:table-cell>
          <table:table-cell table:number-columns-repeated="1007"/>
        </table:table-row>
        <table:table-row table:style-name="ro1">
          <table:table-cell table:formula="of:=[.A15]+0.025" office:value-type="float" office:value="0.275" calcext:value-type="float">
            <text:p>0.275</text:p>
          </table:table-cell>
          <table:table-cell table:style-name="ce4" table:formula="of:=NORMINV([.A16]; 0; 1)" office:value-type="float" office:value="-0.597760126042479" calcext:value-type="float">
            <text:p>-0.6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16]/[.$J$29]" office:value-type="float" office:value="2" calcext:value-type="float">
            <text:p>2.00</text:p>
          </table:table-cell>
          <table:table-cell table:style-name="ce35" table:formula="of:=[.J16]/[.$J$29]" office:value-type="float" office:value="0.4" calcext:value-type="float">
            <text:p>0.40</text:p>
          </table:table-cell>
          <table:table-cell/>
          <table:table-cell table:formula="of:=[.I16]" office:value-type="float" office:value="15" calcext:value-type="float">
            <text:p>15</text:p>
          </table:table-cell>
          <table:table-cell table:style-name="Default" table:formula="of:=[.M16]/[.$K$10]" office:value-type="float" office:value="0.312121658428952" calcext:value-type="float">
            <text:p>0.312121658428952</text:p>
          </table:table-cell>
          <table:table-cell table:style-name="Default" table:formula="of:=[.P16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16]+0.025" office:value-type="float" office:value="0.3" calcext:value-type="float">
            <text:p>0.3</text:p>
          </table:table-cell>
          <table:table-cell table:formula="of:=NORMINV([.A17]; 0; 1)" office:value-type="float" office:value="-0.524400512708041" calcext:value-type="float">
            <text:p>-0.52</text:p>
          </table:table-cell>
          <table:table-cell table:style-name="ce5"/>
          <table:table-cell table:number-columns-repeated="2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formula="of:=[.I17]/[.$J$29]" office:value-type="float" office:value="0.533333333333333" calcext:value-type="float">
            <text:p>0.53</text:p>
          </table:table-cell>
          <table:table-cell table:style-name="ce35" table:formula="of:=[.J17]/[.$J$29]" office:value-type="float" office:value="0.133333333333333" calcext:value-type="float">
            <text:p>0.13</text:p>
          </table:table-cell>
          <table:table-cell/>
          <table:table-cell table:formula="of:=[.I17]" office:value-type="float" office:value="4" calcext:value-type="float">
            <text:p>4</text:p>
          </table:table-cell>
          <table:table-cell table:style-name="Default" table:formula="of:=[.M17]/[.$K$10]" office:value-type="float" office:value="0.104040552809651" calcext:value-type="float">
            <text:p>0.104040552809651</text:p>
          </table:table-cell>
          <table:table-cell table:style-name="Default" table:formula="of:=[.P17]^2" office:value-type="float" office:value="0.0108244366289377" calcext:value-type="float">
            <text:p>0.010824436628938</text:p>
          </table:table-cell>
          <table:table-cell table:style-name="ce5"/>
          <table:table-cell table:number-columns-repeated="3"/>
          <table:table-cell table:style-name="ce5" table:number-columns-repeated="1003"/>
        </table:table-row>
        <table:table-row table:style-name="ro1">
          <table:table-cell table:formula="of:=[.A17]+0.025" office:value-type="float" office:value="0.325" calcext:value-type="float">
            <text:p>0.325</text:p>
          </table:table-cell>
          <table:table-cell table:formula="of:=NORMINV([.A18]; 0; 1)" office:value-type="float" office:value="-0.453762190169879" calcext:value-type="float">
            <text:p>-0.4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table:formula="of:=[.I18]/[.$J$29]" office:value-type="float" office:value="0.533333333333333" calcext:value-type="float">
            <text:p>0.53</text:p>
          </table:table-cell>
          <table:table-cell table:style-name="ce35" table:formula="of:=[.J18]/[.$J$29]" office:value-type="float" office:value="0.266666666666667" calcext:value-type="float">
            <text:p>0.27</text:p>
          </table:table-cell>
          <table:table-cell/>
          <table:table-cell table:formula="of:=[.I18]" office:value-type="float" office:value="4" calcext:value-type="float">
            <text:p>4</text:p>
          </table:table-cell>
          <table:table-cell table:style-name="Default" table:formula="of:=[.M18]/[.$K$10]" office:value-type="float" office:value="0.208081105619301" calcext:value-type="float">
            <text:p>0.208081105619301</text:p>
          </table:table-cell>
          <table:table-cell table:style-name="Default" table:formula="of:=[.P18]^2" office:value-type="float" office:value="0.0432977465157507" calcext:value-type="float">
            <text:p>0.043297746515751</text:p>
          </table:table-cell>
          <table:table-cell table:number-columns-repeated="1007"/>
        </table:table-row>
        <table:table-row table:style-name="ro1">
          <table:table-cell table:formula="of:=[.A18]+0.025" office:value-type="float" office:value="0.35" calcext:value-type="float">
            <text:p>0.35</text:p>
          </table:table-cell>
          <table:table-cell table:formula="of:=NORMINV([.A19]; 0; 1)" office:value-type="float" office:value="-0.385320466407567" calcext:value-type="float">
            <text:p>-0.3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19]/[.$J$29]" office:value-type="float" office:value="0.933333333333333" calcext:value-type="float">
            <text:p>0.93</text:p>
          </table:table-cell>
          <table:table-cell table:style-name="ce35" table:formula="of:=[.J19]/[.$J$29]" office:value-type="float" office:value="0.4" calcext:value-type="float">
            <text:p>0.40</text:p>
          </table:table-cell>
          <table:table-cell/>
          <table:table-cell table:formula="of:=[.I19]" office:value-type="float" office:value="7" calcext:value-type="float">
            <text:p>7</text:p>
          </table:table-cell>
          <table:table-cell table:style-name="Default" table:formula="of:=[.M19]/[.$K$10]" office:value-type="float" office:value="0.312121658428952" calcext:value-type="float">
            <text:p>0.312121658428952</text:p>
          </table:table-cell>
          <table:table-cell table:style-name="Default" table:formula="of:=[.P19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19]+0.025" office:value-type="float" office:value="0.375" calcext:value-type="float">
            <text:p>0.375</text:p>
          </table:table-cell>
          <table:table-cell table:formula="of:=NORMINV([.A20]; 0; 1)" office:value-type="float" office:value="-0.318639363964375" calcext:value-type="float">
            <text:p>-0.32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20]/[.$J$29]" office:value-type="float" office:value="1.46666666666667" calcext:value-type="float">
            <text:p>1.47</text:p>
          </table:table-cell>
          <table:table-cell table:style-name="ce35" table:formula="of:=[.J20]/[.$J$29]" office:value-type="float" office:value="0.4" calcext:value-type="float">
            <text:p>0.40</text:p>
          </table:table-cell>
          <table:table-cell/>
          <table:table-cell table:formula="of:=[.I20]" office:value-type="float" office:value="11" calcext:value-type="float">
            <text:p>11</text:p>
          </table:table-cell>
          <table:table-cell table:style-name="Default" table:formula="of:=[.M20]/[.$K$10]" office:value-type="float" office:value="0.312121658428952" calcext:value-type="float">
            <text:p>0.312121658428952</text:p>
          </table:table-cell>
          <table:table-cell table:style-name="Default" table:formula="of:=[.P20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20]+0.025" office:value-type="float" office:value="0.4" calcext:value-type="float">
            <text:p>0.4</text:p>
          </table:table-cell>
          <table:table-cell table:formula="of:=NORMINV([.A21]; 0; 1)" office:value-type="float" office:value="-0.2533471031358" calcext:value-type="float">
            <text:p>-0.25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21]/[.$J$29]" office:value-type="float" office:value="2" calcext:value-type="float">
            <text:p>2.00</text:p>
          </table:table-cell>
          <table:table-cell table:style-name="ce35" table:formula="of:=[.J21]/[.$J$29]" office:value-type="float" office:value="0.4" calcext:value-type="float">
            <text:p>0.40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style-name="Default" table:formula="of:=[.M21]/[.$K$10]" office:value-type="float" office:value="0.312121658428952" calcext:value-type="float">
            <text:p>0.312121658428952</text:p>
          </table:table-cell>
          <table:table-cell table:style-name="Default" table:formula="of:=[.P21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21]+0.025" office:value-type="float" office:value="0.425" calcext:value-type="float">
            <text:p>0.425</text:p>
          </table:table-cell>
          <table:table-cell table:formula="of:=NORMINV([.A22]; 0; 1)" office:value-type="float" office:value="-0.189118426272792" calcext:value-type="float">
            <text:p>-0.19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table:formula="of:=[.I22]/[.$J$29]" office:value-type="float" office:value="2.13333333333333" calcext:value-type="float">
            <text:p>2.13</text:p>
          </table:table-cell>
          <table:table-cell table:style-name="ce35" table:formula="of:=[.J22]/[.$J$29]" office:value-type="float" office:value="0.533333333333333" calcext:value-type="float">
            <text:p>0.53</text:p>
          </table:table-cell>
          <table:table-cell/>
          <table:table-cell table:formula="of:=[.I22]" office:value-type="float" office:value="16" calcext:value-type="float">
            <text:p>16</text:p>
          </table:table-cell>
          <table:table-cell table:style-name="Default" table:formula="of:=[.M22]/[.$K$10]" office:value-type="float" office:value="0.416162211238602" calcext:value-type="float">
            <text:p>0.416162211238602</text:p>
          </table:table-cell>
          <table:table-cell table:style-name="Default" table:formula="of:=[.P22]^2" office:value-type="float" office:value="0.173190986063003" calcext:value-type="float">
            <text:p>0.173190986063003</text:p>
          </table:table-cell>
          <table:table-cell table:number-columns-repeated="1007"/>
        </table:table-row>
        <table:table-row table:style-name="ro1">
          <table:table-cell table:formula="of:=[.A22]+0.025" office:value-type="float" office:value="0.45" calcext:value-type="float">
            <text:p>0.45</text:p>
          </table:table-cell>
          <table:table-cell table:formula="of:=NORMINV([.A23]; 0; 1)" office:value-type="float" office:value="-0.125661346855074" calcext:value-type="float">
            <text:p>-0.13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table:formula="of:=[.I23]/[.$J$29]" office:value-type="float" office:value="0.8" calcext:value-type="float">
            <text:p>0.80</text:p>
          </table:table-cell>
          <table:table-cell table:style-name="ce35" table:formula="of:=[.J23]/[.$J$29]" office:value-type="float" office:value="0.266666666666667" calcext:value-type="float">
            <text:p>0.27</text:p>
          </table:table-cell>
          <table:table-cell/>
          <table:table-cell table:formula="of:=[.I23]" office:value-type="float" office:value="6" calcext:value-type="float">
            <text:p>6</text:p>
          </table:table-cell>
          <table:table-cell table:style-name="Default" table:formula="of:=[.M23]/[.$K$10]" office:value-type="float" office:value="0.208081105619301" calcext:value-type="float">
            <text:p>0.208081105619301</text:p>
          </table:table-cell>
          <table:table-cell table:style-name="Default" table:formula="of:=[.P23]^2" office:value-type="float" office:value="0.0432977465157507" calcext:value-type="float">
            <text:p>0.043297746515751</text:p>
          </table:table-cell>
          <table:table-cell table:number-columns-repeated="1007"/>
        </table:table-row>
        <table:table-row table:style-name="ro1">
          <table:table-cell table:formula="of:=[.A23]+0.025" office:value-type="float" office:value="0.475" calcext:value-type="float">
            <text:p>0.475</text:p>
          </table:table-cell>
          <table:table-cell table:formula="of:=NORMINV([.A24]; 0; 1)" office:value-type="float" office:value="-0.0627067779432134" calcext:value-type="float">
            <text:p>-0.06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35" table:formula="of:=[.I24]/[.$J$29]" office:value-type="float" office:value="0.933333333333333" calcext:value-type="float">
            <text:p>0.93</text:p>
          </table:table-cell>
          <table:table-cell table:style-name="ce35" table:formula="of:=[.J24]/[.$J$29]" office:value-type="float" office:value="0.4" calcext:value-type="float">
            <text:p>0.40</text:p>
          </table:table-cell>
          <table:table-cell/>
          <table:table-cell table:formula="of:=[.I24]" office:value-type="float" office:value="7" calcext:value-type="float">
            <text:p>7</text:p>
          </table:table-cell>
          <table:table-cell table:style-name="Default" table:formula="of:=[.M24]/[.$K$10]" office:value-type="float" office:value="0.312121658428952" calcext:value-type="float">
            <text:p>0.312121658428952</text:p>
          </table:table-cell>
          <table:table-cell table:style-name="Default" table:formula="of:=[.P24]^2" office:value-type="float" office:value="0.0974199296604391" calcext:value-type="float">
            <text:p>0.097419929660439</text:p>
          </table:table-cell>
          <table:table-cell table:number-columns-repeated="1007"/>
        </table:table-row>
        <table:table-row table:style-name="ro1">
          <table:table-cell table:formula="of:=[.A24]+0.025" office:value-type="float" office:value="0.5" calcext:value-type="float">
            <text:p>0.5</text:p>
          </table:table-cell>
          <table:table-cell table:formula="of:=NORMINV([.A25]; 0; 1)" office:value-type="float" office:value="2.78291642467177E-016" calcext:value-type="float">
            <text:p>0.00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/>
          <table:table-cell table:style-name="ce35" table:formula="of:=[.I25]/[.$J$29]" office:value-type="float" office:value="0.6" calcext:value-type="float">
            <text:p>0.60</text:p>
          </table:table-cell>
          <table:table-cell table:style-name="ce35" table:formula="of:=[.J25]/[.$J$29]" office:value-type="float" office:value="0.2" calcext:value-type="float">
            <text:p>0.20</text:p>
          </table:table-cell>
          <table:table-cell/>
          <table:table-cell table:formula="of:=[.I25]" office:value-type="float" office:value="4.5" calcext:value-type="float">
            <text:p>4.5</text:p>
          </table:table-cell>
          <table:table-cell table:style-name="Default" table:formula="of:=[.M25]/[.$K$10]" office:value-type="float" office:value="0.156060829214476" calcext:value-type="float">
            <text:p>0.156060829214476</text:p>
          </table:table-cell>
          <table:table-cell table:style-name="Default" table:formula="of:=[.P25]^2" office:value-type="float" office:value="0.0243549824151098" calcext:value-type="float">
            <text:p>0.02435498241511</text:p>
          </table:table-cell>
          <table:table-cell table:number-columns-repeated="1007"/>
        </table:table-row>
        <table:table-row table:style-name="ro1">
          <table:table-cell table:formula="of:=[.A25]+0.025" office:value-type="float" office:value="0.525" calcext:value-type="float">
            <text:p>0.525</text:p>
          </table:table-cell>
          <table:table-cell table:formula="of:=NORMINV([.A26]; 0; 1)" office:value-type="float" office:value="0.0627067779432141" calcext:value-type="float">
            <text:p>0.06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formula="of:=(1+[.D26]/100)/2" office:value-type="float" office:value="0.525" calcext:value-type="float">
            <text:p>0.525</text:p>
          </table:table-cell>
          <table:table-cell table:formula="of:=NORMINV((1+[.D26]/100)/2; 0; 1)" office:value-type="float" office:value="0.0627067779432138" calcext:value-type="float">
            <text:p>0.063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35" table:formula="of:=[.I26]/[.$J$29]" office:value-type="float" office:value="0.2" calcext:value-type="float">
            <text:p>0.20</text:p>
          </table:table-cell>
          <table:table-cell table:style-name="ce35" table:formula="of:=[.J26]/[.$J$29]" office:value-type="float" office:value="0.0666666666666667" calcext:value-type="float">
            <text:p>0.07</text:p>
          </table:table-cell>
          <table:table-cell/>
          <table:table-cell table:formula="of:=[.I26]" office:value-type="float" office:value="1.5" calcext:value-type="float">
            <text:p>1.5</text:p>
          </table:table-cell>
          <table:table-cell table:style-name="Default" table:formula="of:=[.M26]/[.$K$10]" office:value-type="float" office:value="0.0520202764048253" calcext:value-type="float">
            <text:p>0.052020276404825</text:p>
          </table:table-cell>
          <table:table-cell table:style-name="Default" table:formula="of:=[.P26]^2" office:value-type="float" office:value="0.00270610915723442" calcext:value-type="float">
            <text:p>0.002706109157234</text:p>
          </table:table-cell>
          <table:table-cell table:number-columns-repeated="1007"/>
        </table:table-row>
        <table:table-row table:style-name="ro1">
          <table:table-cell table:formula="of:=[.A26]+0.025" office:value-type="float" office:value="0.55" calcext:value-type="float">
            <text:p>0.55</text:p>
          </table:table-cell>
          <table:table-cell table:formula="of:=NORMINV([.A27]; 0; 1)" office:value-type="float" office:value="0.125661346855074" calcext:value-type="float">
            <text:p>0.13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formula="of:=(1+[.D27]/100)/2" office:value-type="float" office:value="0.55" calcext:value-type="float">
            <text:p>0.55</text:p>
          </table:table-cell>
          <table:table-cell table:formula="of:=NORMINV((1+[.D27]/100)/2; 0; 1)" office:value-type="float" office:value="0.125661346855074" calcext:value-type="float">
            <text:p>0.1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5" table:formula="of:=[.I27]/[.$J$29]" office:value-type="float" office:value="0.4" calcext:value-type="float">
            <text:p>0.40</text:p>
          </table:table-cell>
          <table:table-cell table:style-name="ce35" table:formula="of:=[.J27]/[.$J$29]" office:value-type="float" office:value="0.133333333333333" calcext:value-type="float">
            <text:p>0.13</text:p>
          </table:table-cell>
          <table:table-cell/>
          <table:table-cell table:formula="of:=[.I27]" office:value-type="float" office:value="3" calcext:value-type="float">
            <text:p>3</text:p>
          </table:table-cell>
          <table:table-cell table:style-name="Default" table:formula="of:=[.M27]/[.$K$10]" office:value-type="float" office:value="0.104040552809651" calcext:value-type="float">
            <text:p>0.104040552809651</text:p>
          </table:table-cell>
          <table:table-cell table:style-name="Default" table:formula="of:=[.P27]^2" office:value-type="float" office:value="0.0108244366289377" calcext:value-type="float">
            <text:p>0.010824436628938</text:p>
          </table:table-cell>
          <table:table-cell table:number-columns-repeated="1007"/>
        </table:table-row>
        <table:table-row table:style-name="ro1">
          <table:table-cell table:formula="of:=[.A27]+0.025" office:value-type="float" office:value="0.575" calcext:value-type="float">
            <text:p>0.575</text:p>
          </table:table-cell>
          <table:table-cell table:formula="of:=NORMINV([.A28]; 0; 1)" office:value-type="float" office:value="0.189118426272793" calcext:value-type="float">
            <text:p>0.19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table:formula="of:=(1+[.D28]/100)/2" office:value-type="float" office:value="0.575" calcext:value-type="float">
            <text:p>0.575</text:p>
          </table:table-cell>
          <table:table-cell table:formula="of:=NORMINV((1+[.D28]/100)/2; 0; 1)" office:value-type="float" office:value="0.189118426272792" calcext:value-type="float">
            <text:p>0.189</text:p>
          </table:table-cell>
          <table:table-cell table:number-columns-repeated="2"/>
          <table:table-cell office:value-type="float" office:value="28.125" calcext:value-type="float">
            <text:p>28.125</text:p>
          </table:table-cell>
          <table:table-cell office:value-type="float" office:value="9.375" calcext:value-type="float">
            <text:p>9.375</text:p>
          </table:table-cell>
          <table:table-cell/>
          <table:table-cell table:style-name="ce35" table:formula="of:=[.J28]/[.$J$29]" office:value-type="float" office:value="1.25" calcext:value-type="float">
            <text:p>1.25</text:p>
          </table:table-cell>
          <table:table-cell table:style-name="ce35" table:formula="of:=[.J28]/[.$J$29]" office:value-type="float" office:value="1.25" calcext:value-type="float">
            <text:p>1.25</text:p>
          </table:table-cell>
          <table:table-cell/>
          <table:table-cell table:formula="of:=[.J28]" office:value-type="float" office:value="9.375" calcext:value-type="float">
            <text:p>9.375</text:p>
          </table:table-cell>
          <table:table-cell table:style-name="Default" table:formula="of:=[.M28]/[.$K$10]" office:value-type="float" office:value="0.975380182590473" calcext:value-type="float">
            <text:p>0.975380182590473</text:p>
          </table:table-cell>
          <table:table-cell table:style-name="Default" table:formula="of:=[.P28]^2" office:value-type="float" office:value="0.951366500590225" calcext:value-type="float">
            <text:p>0.951366500590225</text:p>
          </table:table-cell>
          <table:table-cell table:number-columns-repeated="1007"/>
        </table:table-row>
        <table:table-row table:style-name="ro1">
          <table:table-cell table:formula="of:=[.A28]+0.025" office:value-type="float" office:value="0.6" calcext:value-type="float">
            <text:p>0.6</text:p>
          </table:table-cell>
          <table:table-cell table:formula="of:=NORMINV([.A29]; 0; 1)" office:value-type="float" office:value="0.2533471031358" calcext:value-type="float">
            <text:p>0.25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formula="of:=(1+[.D29]/100)/2" office:value-type="float" office:value="0.6" calcext:value-type="float">
            <text:p>0.6</text:p>
          </table:table-cell>
          <table:table-cell table:formula="of:=NORMINV((1+[.D29]/100)/2; 0; 1)" office:value-type="float" office:value="0.2533471031358" calcext:value-type="float">
            <text:p>0.253</text:p>
          </table:table-cell>
          <table:table-cell table:number-columns-repeated="2"/>
          <table:table-cell table:style-name="ce1" office:value-type="string" calcext:value-type="string">
            <text:p>Hours in day</text:p>
          </table:table-cell>
          <table:table-cell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table:formula="of:=[.A29]+0.025" office:value-type="float" office:value="0.625" calcext:value-type="float">
            <text:p>0.625</text:p>
          </table:table-cell>
          <table:table-cell table:formula="of:=NORMINV([.A30]; 0; 1)" office:value-type="float" office:value="0.318639363964376" calcext:value-type="float">
            <text:p>0.32</text:p>
          </table:table-cell>
          <table:table-cell/>
          <table:table-cell table:style-name="ce6" office:value-type="float" office:value="25" calcext:value-type="float">
            <text:p>25</text:p>
          </table:table-cell>
          <table:table-cell table:formula="of:=(1+[.D30]/100)/2" office:value-type="float" office:value="0.625" calcext:value-type="float">
            <text:p>0.625</text:p>
          </table:table-cell>
          <table:table-cell table:formula="of:=NORMINV((1+[.D30]/100)/2; 0; 1)" office:value-type="float" office:value="0.318639363964375" calcext:value-type="float">
            <text:p>0.319</text:p>
          </table:table-cell>
          <table:table-cell table:number-columns-repeated="1018"/>
        </table:table-row>
        <table:table-row table:style-name="ro1">
          <table:table-cell table:formula="of:=[.A30]+0.025" office:value-type="float" office:value="0.65" calcext:value-type="float">
            <text:p>0.65</text:p>
          </table:table-cell>
          <table:table-cell table:formula="of:=NORMINV([.A31]; 0; 1)" office:value-type="float" office:value="0.385320466407568" calcext:value-type="float">
            <text:p>0.39</text:p>
          </table:table-cell>
          <table:table-cell/>
          <table:table-cell table:style-name="ce6" office:value-type="float" office:value="30" calcext:value-type="float">
            <text:p>30</text:p>
          </table:table-cell>
          <table:table-cell table:formula="of:=(1+[.D31]/100)/2" office:value-type="float" office:value="0.65" calcext:value-type="float">
            <text:p>0.65</text:p>
          </table:table-cell>
          <table:table-cell table:formula="of:=NORMINV((1+[.D31]/100)/2; 0; 1)" office:value-type="float" office:value="0.385320466407568" calcext:value-type="float">
            <text:p>0.385</text:p>
          </table:table-cell>
          <table:table-cell table:number-columns-repeated="1018"/>
        </table:table-row>
        <table:table-row table:style-name="ro1">
          <table:table-cell table:formula="of:=[.A31]+0.025" office:value-type="float" office:value="0.675" calcext:value-type="float">
            <text:p>0.675</text:p>
          </table:table-cell>
          <table:table-cell table:formula="of:=NORMINV([.A32]; 0; 1)" office:value-type="float" office:value="0.45376219016988" calcext:value-type="float">
            <text:p>0.45</text:p>
          </table:table-cell>
          <table:table-cell/>
          <table:table-cell table:style-name="ce6" office:value-type="float" office:value="35" calcext:value-type="float">
            <text:p>35</text:p>
          </table:table-cell>
          <table:table-cell table:formula="of:=(1+[.D32]/100)/2" office:value-type="float" office:value="0.675" calcext:value-type="float">
            <text:p>0.675</text:p>
          </table:table-cell>
          <table:table-cell table:formula="of:=NORMINV((1+[.D32]/100)/2; 0; 1)" office:value-type="float" office:value="0.45376219016988" calcext:value-type="float">
            <text:p>0.454</text:p>
          </table:table-cell>
          <table:table-cell table:number-columns-repeated="1018"/>
        </table:table-row>
        <table:table-row table:style-name="ro1">
          <table:table-cell table:formula="of:=[.A32]+0.025" office:value-type="float" office:value="0.7" calcext:value-type="float">
            <text:p>0.7</text:p>
          </table:table-cell>
          <table:table-cell table:formula="of:=NORMINV([.A33]; 0; 1)" office:value-type="float" office:value="0.524400512708042" calcext:value-type="float">
            <text:p>0.52</text:p>
          </table:table-cell>
          <table:table-cell/>
          <table:table-cell table:style-name="ce6" office:value-type="float" office:value="40" calcext:value-type="float">
            <text:p>40</text:p>
          </table:table-cell>
          <table:table-cell table:formula="of:=(1+[.D33]/100)/2" office:value-type="float" office:value="0.7" calcext:value-type="float">
            <text:p>0.7</text:p>
          </table:table-cell>
          <table:table-cell table:formula="of:=NORMINV((1+[.D33]/100)/2; 0; 1)" office:value-type="float" office:value="0.524400512708041" calcext:value-type="float">
            <text:p>0.524</text:p>
          </table:table-cell>
          <table:table-cell/>
          <table:table-cell table:style-name="ce5" office:value-type="string" calcext:value-type="string">
            <text:p>Final mu, delta:</text:p>
          </table:table-cell>
          <table:table-cell office:value-type="string" calcext:value-type="string">
            <text:p>(in days)</text:p>
          </table:table-cell>
          <table:table-cell table:style-name="ce5" table:number-columns-repeated="2"/>
          <table:table-cell table:style-name="ce13" table:formula="of:=SUM([.L13:.L30])" office:value-type="float" office:value="19.5833333333333" calcext:value-type="float">
            <text:p>19.5833333333333</text:p>
          </table:table-cell>
          <table:table-cell table:style-name="ce13" table:formula="of:=SQRT([.Q33])" office:value-type="float" office:value="1.56973931577325" calcext:value-type="float">
            <text:p>1.56973931577325</text:p>
          </table:table-cell>
          <table:table-cell table:number-columns-repeated="2"/>
          <table:table-cell office:value-type="string" calcext:value-type="string">
            <text:p>sum vars:</text:p>
          </table:table-cell>
          <table:table-cell table:style-name="ce5" table:formula="of:=SUM([.Q13:.Q29])" office:value-type="float" office:value="2.46408151948427" calcext:value-type="float">
            <text:p>2.46408151948427</text:p>
          </table:table-cell>
          <table:table-cell table:number-columns-repeated="1007"/>
        </table:table-row>
        <table:table-row table:style-name="ro1">
          <table:table-cell table:formula="of:=[.A33]+0.025" office:value-type="float" office:value="0.725" calcext:value-type="float">
            <text:p>0.725</text:p>
          </table:table-cell>
          <table:table-cell table:formula="of:=NORMINV([.A34]; 0; 1)" office:value-type="float" office:value="0.597760126042479" calcext:value-type="float">
            <text:p>0.60</text:p>
          </table:table-cell>
          <table:table-cell/>
          <table:table-cell table:style-name="ce6" office:value-type="float" office:value="45" calcext:value-type="float">
            <text:p>45</text:p>
          </table:table-cell>
          <table:table-cell table:formula="of:=(1+[.D34]/100)/2" office:value-type="float" office:value="0.725" calcext:value-type="float">
            <text:p>0.725</text:p>
          </table:table-cell>
          <table:table-cell table:formula="of:=NORMINV((1+[.D34]/100)/2; 0; 1)" office:value-type="float" office:value="0.597760126042478" calcext:value-type="float">
            <text:p>0.598</text:p>
          </table:table-cell>
          <table:table-cell table:number-columns-repeated="1018"/>
        </table:table-row>
        <table:table-row table:style-name="ro1">
          <table:table-cell table:formula="of:=[.A34]+0.025" office:value-type="float" office:value="0.75" calcext:value-type="float">
            <text:p>0.75</text:p>
          </table:table-cell>
          <table:table-cell table:formula="of:=NORMINV([.A35]; 0; 1)" office:value-type="float" office:value="0.674489750196083" calcext:value-type="float">
            <text:p>0.67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style-name="ce5" table:formula="of:=(1+[.D35]/100)/2" office:value-type="float" office:value="0.75" calcext:value-type="float">
            <text:p>0.75</text:p>
          </table:table-cell>
          <table:table-cell table:style-name="ce9" table:formula="of:=NORMINV((1+[.D35]/100)/2; 0; 1)" office:value-type="float" office:value="0.674489750196082" calcext:value-type="float">
            <text:p>0.674</text:p>
          </table:table-cell>
          <table:table-cell/>
          <table:table-cell table:style-name="ce1" office:value-type="string" calcext:value-type="string">
            <text:p>People divider</text:p>
          </table:table-cell>
          <table:table-cell office:value-type="float" office:value="1.75" calcext:value-type="float">
            <text:p>1.75</text:p>
          </table:table-cell>
          <table:table-cell table:number-columns-repeated="1015"/>
        </table:table-row>
        <table:table-row table:style-name="ro1">
          <table:table-cell table:formula="of:=[.A35]+0.025" office:value-type="float" office:value="0.775" calcext:value-type="float">
            <text:p>0.775</text:p>
          </table:table-cell>
          <table:table-cell table:formula="of:=NORMINV([.A36]; 0; 1)" office:value-type="float" office:value="0.755415026360471" calcext:value-type="float">
            <text:p>0.76</text:p>
          </table:table-cell>
          <table:table-cell/>
          <table:table-cell table:style-name="ce6" office:value-type="float" office:value="55" calcext:value-type="float">
            <text:p>55</text:p>
          </table:table-cell>
          <table:table-cell table:formula="of:=(1+[.D36]/100)/2" office:value-type="float" office:value="0.775" calcext:value-type="float">
            <text:p>0.775</text:p>
          </table:table-cell>
          <table:table-cell table:formula="of:=NORMINV((1+[.D36]/100)/2; 0; 1)" office:value-type="float" office:value="0.755415026360469" calcext:value-type="float">
            <text:p>0.755</text:p>
          </table:table-cell>
          <table:table-cell/>
          <table:table-cell table:style-name="ce1" office:value-type="string" calcext:value-type="string">
            <text:p>Utilisation %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formula="of:=[.A36]+0.025" office:value-type="float" office:value="0.8" calcext:value-type="float">
            <text:p>0.8</text:p>
          </table:table-cell>
          <table:table-cell table:formula="of:=NORMINV([.A37]; 0; 1)" office:value-type="float" office:value="0.841621233572916" calcext:value-type="float">
            <text:p>0.84</text:p>
          </table:table-cell>
          <table:table-cell/>
          <table:table-cell table:style-name="ce6" office:value-type="float" office:value="60" calcext:value-type="float">
            <text:p>60</text:p>
          </table:table-cell>
          <table:table-cell table:formula="of:=(1+[.D37]/100)/2" office:value-type="float" office:value="0.8" calcext:value-type="float">
            <text:p>0.8</text:p>
          </table:table-cell>
          <table:table-cell table:formula="of:=NORMINV((1+[.D37]/100)/2; 0; 1)" office:value-type="float" office:value="0.841621233572914" calcext:value-type="float">
            <text:p>0.842</text:p>
          </table:table-cell>
          <table:table-cell/>
          <table:table-cell table:style-name="ce1" office:value-type="string" calcext:value-type="string">
            <text:p>Final multiplier</text:p>
          </table:table-cell>
          <table:table-cell table:formula="of:=(1/[.I35])*(100/[.I36])" office:value-type="float" office:value="0.634920634920635" calcext:value-type="float">
            <text:p>0.634920634920635</text:p>
          </table:table-cell>
          <table:table-cell table:number-columns-repeated="1015"/>
        </table:table-row>
        <table:table-row table:style-name="ro1">
          <table:table-cell table:formula="of:=[.A37]+0.025" office:value-type="float" office:value="0.825" calcext:value-type="float">
            <text:p>0.825</text:p>
          </table:table-cell>
          <table:table-cell table:formula="of:=NORMINV([.A38]; 0; 1)" office:value-type="float" office:value="0.934589291073482" calcext:value-type="float">
            <text:p>0.93</text:p>
          </table:table-cell>
          <table:table-cell/>
          <table:table-cell table:style-name="ce6" office:value-type="float" office:value="65" calcext:value-type="float">
            <text:p>65</text:p>
          </table:table-cell>
          <table:table-cell table:formula="of:=(1+[.D38]/100)/2" office:value-type="float" office:value="0.825" calcext:value-type="float">
            <text:p>0.825</text:p>
          </table:table-cell>
          <table:table-cell table:formula="of:=NORMINV((1+[.D38]/100)/2; 0; 1)" office:value-type="float" office:value="0.93458929107348" calcext:value-type="float">
            <text:p>0.935</text:p>
          </table:table-cell>
          <table:table-cell table:number-columns-repeated="1018"/>
        </table:table-row>
        <table:table-row table:style-name="ro1">
          <table:table-cell table:formula="of:=[.A38]+0.025" office:value-type="float" office:value="0.85" calcext:value-type="float">
            <text:p>0.85</text:p>
          </table:table-cell>
          <table:table-cell table:formula="of:=NORMINV([.A39]; 0; 1)" office:value-type="float" office:value="1.03643338949379" calcext:value-type="float">
            <text:p>1.04</text:p>
          </table:table-cell>
          <table:table-cell/>
          <table:table-cell table:style-name="ce6" office:value-type="float" office:value="70" calcext:value-type="float">
            <text:p>70</text:p>
          </table:table-cell>
          <table:table-cell table:formula="of:=(1+[.D39]/100)/2" office:value-type="float" office:value="0.85" calcext:value-type="float">
            <text:p>0.85</text:p>
          </table:table-cell>
          <table:table-cell table:formula="of:=NORMINV((1+[.D39]/100)/2; 0; 1)" office:value-type="float" office:value="1.03643338949379" calcext:value-type="float">
            <text:p>1.036</text:p>
          </table:table-cell>
          <table:table-cell/>
          <table:table-cell table:style-name="ce1" office:value-type="string" calcext:value-type="string">
            <text:p>For plotting:</text:p>
          </table:table-cell>
          <table:table-cell table:number-columns-repeated="1016"/>
        </table:table-row>
        <table:table-row table:style-name="ro1">
          <table:table-cell table:formula="of:=[.A39]+0.025" office:value-type="float" office:value="0.875" calcext:value-type="float">
            <text:p>0.875</text:p>
          </table:table-cell>
          <table:table-cell table:formula="of:=NORMINV([.A40]; 0; 1)" office:value-type="float" office:value="1.15034938037601" calcext:value-type="float">
            <text:p>1.15</text:p>
          </table:table-cell>
          <table:table-cell/>
          <table:table-cell table:style-name="ce6" office:value-type="float" office:value="75" calcext:value-type="float">
            <text:p>75</text:p>
          </table:table-cell>
          <table:table-cell table:formula="of:=(1+[.D40]/100)/2" office:value-type="float" office:value="0.875" calcext:value-type="float">
            <text:p>0.875</text:p>
          </table:table-cell>
          <table:table-cell table:formula="of:=NORMINV((1+[.D40]/100)/2; 0; 1)" office:value-type="float" office:value="1.15034938037601" calcext:value-type="float">
            <text:p>1.150</text:p>
          </table:table-cell>
          <table:table-cell table:number-columns-repeated="2"/>
          <table:table-cell table:style-name="ce1" office:value-type="string" calcext:value-type="string">
            <text:p>cum prob (y)</text:p>
          </table:table-cell>
          <table:table-cell/>
          <table:table-cell table:style-name="ce1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formula="of:=[.A40]+0.025" office:value-type="float" office:value="0.9" calcext:value-type="float">
            <text:p>0.9</text:p>
          </table:table-cell>
          <table:table-cell table:formula="of:=NORMINV([.A41]; 0; 1)" office:value-type="float" office:value="1.2815515655446" calcext:value-type="float">
            <text:p>1.28</text:p>
          </table:table-cell>
          <table:table-cell/>
          <table:table-cell table:style-name="ce6" office:value-type="float" office:value="80" calcext:value-type="float">
            <text:p>80</text:p>
          </table:table-cell>
          <table:table-cell table:formula="of:=(1+[.D41]/100)/2" office:value-type="float" office:value="0.9" calcext:value-type="float">
            <text:p>0.9</text:p>
          </table:table-cell>
          <table:table-cell table:formula="of:=NORMINV((1+[.D41]/100)/2; 0; 1)" office:value-type="float" office:value="1.2815515655446" calcext:value-type="float">
            <text:p>1.282</text:p>
          </table:table-cell>
          <table:table-cell table:number-columns-repeated="2"/>
          <table:table-cell office:value-type="string" calcext:value-type="string">
            <text:p>End 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Probability</text:p>
          </table:table-cell>
          <table:table-cell table:number-columns-repeated="1013"/>
        </table:table-row>
        <table:table-row table:style-name="ro1">
          <table:table-cell table:formula="of:=[.A41]+0.025" office:value-type="float" office:value="0.925" calcext:value-type="float">
            <text:p>0.925</text:p>
          </table:table-cell>
          <table:table-cell table:formula="of:=NORMINV([.A42]; 0; 1)" office:value-type="float" office:value="1.43953147093846" calcext:value-type="float">
            <text:p>1.44</text:p>
          </table:table-cell>
          <table:table-cell/>
          <table:table-cell table:style-name="ce6" office:value-type="float" office:value="85" calcext:value-type="float">
            <text:p>85</text:p>
          </table:table-cell>
          <table:table-cell table:formula="of:=(1+[.D42]/100)/2" office:value-type="float" office:value="0.925" calcext:value-type="float">
            <text:p>0.925</text:p>
          </table:table-cell>
          <table:table-cell table:formula="of:=NORMINV((1+[.D42]/100)/2; 0; 1)" office:value-type="float" office:value="1.43953147093846" calcext:value-type="float">
            <text:p>1.440</text:p>
          </table:table-cell>
          <table:table-cell table:number-columns-repeated="2"/>
          <table:table-cell table:style-name="ce12" table:formula="of:=WORKDAY(TODAY();[.J42];[.$P$3:.$P$9])" office:value-type="date" office:date-value="2019-02-25" calcext:value-type="date">
            <text:p>2019-02-25</text:p>
          </table:table-cell>
          <table:table-cell table:style-name="ce11" table:formula="of:=NORMINV([.K42];[.$L$33]*[.$I$37];[.$M$33]*[.$I$37])" office:value-type="float" office:value="10.4804449582865" calcext:value-type="float">
            <text:p>10.4804449582865</text:p>
          </table:table-cell>
          <table:table-cell table:style-name="ce29" office:value-type="percentage" office:value="0.025" calcext:value-type="percentage">
            <text:p>2.50%</text:p>
          </table:table-cell>
          <table:table-cell table:number-columns-repeated="1013"/>
        </table:table-row>
        <table:table-row table:style-name="ro1">
          <table:table-cell table:formula="of:=[.A42]+0.025" office:value-type="float" office:value="0.950000000000001" calcext:value-type="float">
            <text:p>0.950000000000001</text:p>
          </table:table-cell>
          <table:table-cell table:formula="of:=NORMINV([.A43]; 0; 1)" office:value-type="float" office:value="1.64485362695148" calcext:value-type="float">
            <text:p>1.64</text:p>
          </table:table-cell>
          <table:table-cell/>
          <table:table-cell table:style-name="ce6" office:value-type="float" office:value="90" calcext:value-type="float">
            <text:p>90</text:p>
          </table:table-cell>
          <table:table-cell table:formula="of:=(1+[.D43]/100)/2" office:value-type="float" office:value="0.95" calcext:value-type="float">
            <text:p>0.95</text:p>
          </table:table-cell>
          <table:table-cell table:formula="of:=NORMINV((1+[.D43]/100)/2; 0; 1)" office:value-type="float" office:value="1.64485362695147" calcext:value-type="float">
            <text:p>1.645</text:p>
          </table:table-cell>
          <table:table-cell table:number-columns-repeated="2"/>
          <table:table-cell table:style-name="ce12" table:formula="of:=WORKDAY(TODAY();[.J43];[.$P$3:.$P$9])" office:value-type="date" office:date-value="2019-02-25" calcext:value-type="date">
            <text:p>2019-02-25</text:p>
          </table:table-cell>
          <table:table-cell table:style-name="ce11" table:formula="of:=NORMINV([.K43];[.$L$33]*[.$I$37];[.$M$33]*[.$I$37])" office:value-type="float" office:value="10.7945028104225" calcext:value-type="float">
            <text:p>10.7945028104225</text:p>
          </table:table-cell>
          <table:table-cell table:style-name="ce29" table:formula="of:=[.K42]+0.025" office:value-type="percentage" office:value="0.05" calcext:value-type="percentage">
            <text:p>5.00%</text:p>
          </table:table-cell>
          <table:table-cell table:number-columns-repeated="1013"/>
        </table:table-row>
        <table:table-row table:style-name="ro1">
          <table:table-cell table:formula="of:=[.A43]+0.025" office:value-type="float" office:value="0.975000000000001" calcext:value-type="float">
            <text:p>0.975000000000001</text:p>
          </table:table-cell>
          <table:table-cell table:formula="of:=NORMINV([.A44]; 0; 1)" office:value-type="float" office:value="1.95996398454006" calcext:value-type="float">
            <text:p>1.96</text:p>
          </table:table-cell>
          <table:table-cell/>
          <table:table-cell table:style-name="ce6" office:value-type="float" office:value="95" calcext:value-type="float">
            <text:p>95</text:p>
          </table:table-cell>
          <table:table-cell table:formula="of:=(1+[.D44]/100)/2" office:value-type="float" office:value="0.975" calcext:value-type="float">
            <text:p>0.975</text:p>
          </table:table-cell>
          <table:table-cell table:formula="of:=NORMINV((1+[.D44]/100)/2; 0; 1)" office:value-type="float" office:value="1.95996398454005" calcext:value-type="float">
            <text:p>1.960</text:p>
          </table:table-cell>
          <table:table-cell table:number-columns-repeated="2"/>
          <table:table-cell table:style-name="ce12" table:formula="of:=WORKDAY(TODAY();[.J44];[.$P$3:.$P$9])" office:value-type="date" office:date-value="2019-02-25" calcext:value-type="date">
            <text:p>2019-02-25</text:p>
          </table:table-cell>
          <table:table-cell table:style-name="ce11" table:formula="of:=NORMINV([.K44];[.$L$33]*[.$I$37];[.$M$33]*[.$I$37])" office:value-type="float" office:value="10.999139166418" calcext:value-type="float">
            <text:p>10.999139166418</text:p>
          </table:table-cell>
          <table:table-cell table:style-name="ce29" table:formula="of:=[.K43]+0.025" office:value-type="percentage" office:value="0.075" calcext:value-type="percentage">
            <text:p>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45];[.$P$3:.$P$9])" office:value-type="date" office:date-value="2019-02-26" calcext:value-type="date">
            <text:p>2019-02-26</text:p>
          </table:table-cell>
          <table:table-cell table:style-name="ce11" table:formula="of:=NORMINV([.K45];[.$L$33]*[.$I$37];[.$M$33]*[.$I$37])" office:value-type="float" office:value="11.156591400449" calcext:value-type="float">
            <text:p>11.156591400449</text:p>
          </table:table-cell>
          <table:table-cell table:style-name="ce29" table:formula="of:=[.K44]+0.025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46];[.$P$3:.$P$9])" office:value-type="date" office:date-value="2019-02-26" calcext:value-type="date">
            <text:p>2019-02-26</text:p>
          </table:table-cell>
          <table:table-cell table:style-name="ce11" table:formula="of:=NORMINV([.K46];[.$L$33]*[.$I$37];[.$M$33]*[.$I$37])" office:value-type="float" office:value="11.2873553549725" calcext:value-type="float">
            <text:p>11.2873553549725</text:p>
          </table:table-cell>
          <table:table-cell table:style-name="ce29" table:formula="of:=[.K45]+0.025" office:value-type="percentage" office:value="0.125" calcext:value-type="percentage">
            <text:p>12.50%</text:p>
          </table:table-cell>
          <table:table-cell table:number-columns-repeated="1013"/>
        </table:table-row>
        <table:table-row table:style-name="ro1">
          <table:table-cell table:style-name="ce1" office:value-type="float" office:value="0.159" calcext:value-type="float">
            <text:p>0.159</text:p>
          </table:table-cell>
          <table:table-cell table:style-name="ce3" table:formula="of:=NORMINV([.A47]; 0; 1)" office:value-type="float" office:value="-0.99857627061566" calcext:value-type="float">
            <text:p>-1.00</text:p>
          </table:table-cell>
          <table:table-cell/>
          <table:table-cell table:style-name="ce1" office:value-type="float" office:value="68.1" calcext:value-type="float">
            <text:p>68.1</text:p>
          </table:table-cell>
          <table:table-cell table:style-name="ce1" table:formula="of:=(1+[.D47]/100)/2" office:value-type="float" office:value="0.8405" calcext:value-type="float">
            <text:p>0.8405</text:p>
          </table:table-cell>
          <table:table-cell table:style-name="ce10" table:formula="of:=NORMINV((1+[.D47]/100)/2; 0; 1)" office:value-type="float" office:value="0.996514964161358" calcext:value-type="float">
            <text:p>0.997</text:p>
          </table:table-cell>
          <table:table-cell table:number-columns-repeated="2"/>
          <table:table-cell table:style-name="ce12" table:formula="of:=WORKDAY(TODAY();[.J47];[.$P$3:.$P$9])" office:value-type="date" office:date-value="2019-02-26" calcext:value-type="date">
            <text:p>2019-02-26</text:p>
          </table:table-cell>
          <table:table-cell table:style-name="ce11" table:formula="of:=NORMINV([.K47];[.$L$33]*[.$I$37];[.$M$33]*[.$I$37])" office:value-type="float" office:value="11.4008908531205" calcext:value-type="float">
            <text:p>11.4008908531205</text:p>
          </table:table-cell>
          <table:table-cell table:style-name="ce29" table:formula="of:=[.K46]+0.025" office:value-type="percentage" office:value="0.15" calcext:value-type="percentage">
            <text:p>15.00%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^^^ So 16% of area left of x_L (or right of x_R) is at 1 std dev distance. This corresponds to the 68% area in middle range.</text:p>
          </table:table-cell>
          <table:table-cell table:number-columns-repeated="7"/>
          <table:table-cell table:style-name="ce12" table:formula="of:=WORKDAY(TODAY();[.J48];[.$P$3:.$P$9])" office:value-type="date" office:date-value="2019-02-26" calcext:value-type="date">
            <text:p>2019-02-26</text:p>
          </table:table-cell>
          <table:table-cell table:style-name="ce11" table:formula="of:=NORMINV([.K48];[.$L$33]*[.$I$37];[.$M$33]*[.$I$37])" office:value-type="float" office:value="11.5023947803395" calcext:value-type="float">
            <text:p>11.5023947803395</text:p>
          </table:table-cell>
          <table:table-cell table:style-name="ce29" table:formula="of:=[.K47]+0.025" office:value-type="percentage" office:value="0.175" calcext:value-type="percentage">
            <text:p>1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49];[.$P$3:.$P$9])" office:value-type="date" office:date-value="2019-02-26" calcext:value-type="date">
            <text:p>2019-02-26</text:p>
          </table:table-cell>
          <table:table-cell table:style-name="ce11" table:formula="of:=NORMINV([.K49];[.$L$33]*[.$I$37];[.$M$33]*[.$I$37])" office:value-type="float" office:value="11.5950523136536" calcext:value-type="float">
            <text:p>11.5950523136536</text:p>
          </table:table-cell>
          <table:table-cell table:style-name="ce29" table:formula="of:=[.K48]+0.025" office:value-type="percentage" office:value="0.2" calcext:value-type="percentage">
            <text:p>2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0];[.$P$3:.$P$9])" office:value-type="date" office:date-value="2019-02-26" calcext:value-type="date">
            <text:p>2019-02-26</text:p>
          </table:table-cell>
          <table:table-cell table:style-name="ce11" table:formula="of:=NORMINV([.K50];[.$L$33]*[.$I$37];[.$M$33]*[.$I$37])" office:value-type="float" office:value="11.6809705820504" calcext:value-type="float">
            <text:p>11.6809705820504</text:p>
          </table:table-cell>
          <table:table-cell table:style-name="ce29" table:formula="of:=[.K49]+0.025" office:value-type="percentage" office:value="0.225" calcext:value-type="percentage">
            <text:p>2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1];[.$P$3:.$P$9])" office:value-type="date" office:date-value="2019-02-26" calcext:value-type="date">
            <text:p>2019-02-26</text:p>
          </table:table-cell>
          <table:table-cell table:style-name="ce11" table:formula="of:=NORMINV([.K51];[.$L$33]*[.$I$37];[.$M$33]*[.$I$37])" office:value-type="float" office:value="11.7616255583266" calcext:value-type="float">
            <text:p>11.7616255583266</text:p>
          </table:table-cell>
          <table:table-cell table:style-name="ce29" table:formula="of:=[.K50]+0.025" office:value-type="percentage" office:value="0.25" calcext:value-type="percentage">
            <text:p>2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2];[.$P$3:.$P$9])" office:value-type="date" office:date-value="2019-02-26" calcext:value-type="date">
            <text:p>2019-02-26</text:p>
          </table:table-cell>
          <table:table-cell table:style-name="ce11" table:formula="of:=NORMINV([.K52];[.$L$33]*[.$I$37];[.$M$33]*[.$I$37])" office:value-type="float" office:value="11.8380988965606" calcext:value-type="float">
            <text:p>11.8380988965606</text:p>
          </table:table-cell>
          <table:table-cell table:style-name="ce29" table:formula="of:=[.K51]+0.025" office:value-type="percentage" office:value="0.275" calcext:value-type="percentage">
            <text:p>2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3];[.$P$3:.$P$9])" office:value-type="date" office:date-value="2019-02-26" calcext:value-type="date">
            <text:p>2019-02-26</text:p>
          </table:table-cell>
          <table:table-cell table:style-name="ce11" table:formula="of:=NORMINV([.K53];[.$L$33]*[.$I$37];[.$M$33]*[.$I$37])" office:value-type="float" office:value="11.9112134802056" calcext:value-type="float">
            <text:p>11.9112134802056</text:p>
          </table:table-cell>
          <table:table-cell table:style-name="ce29" table:formula="of:=[.K52]+0.025" office:value-type="percentage" office:value="0.3" calcext:value-type="percentage">
            <text:p>3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4];[.$P$3:.$P$9])" office:value-type="date" office:date-value="2019-02-26" calcext:value-type="date">
            <text:p>2019-02-26</text:p>
          </table:table-cell>
          <table:table-cell table:style-name="ce11" table:formula="of:=NORMINV([.K54];[.$L$33]*[.$I$37];[.$M$33]*[.$I$37])" office:value-type="float" office:value="11.981615862484" calcext:value-type="float">
            <text:p>11.981615862484</text:p>
          </table:table-cell>
          <table:table-cell table:style-name="ce29" table:formula="of:=[.K53]+0.025" office:value-type="percentage" office:value="0.325" calcext:value-type="percentage">
            <text:p>3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5];[.$P$3:.$P$9])" office:value-type="date" office:date-value="2019-02-27" calcext:value-type="date">
            <text:p>2019-02-27</text:p>
          </table:table-cell>
          <table:table-cell table:style-name="ce11" table:formula="of:=NORMINV([.K55];[.$L$33]*[.$I$37];[.$M$33]*[.$I$37])" office:value-type="float" office:value="12.0498289828834" calcext:value-type="float">
            <text:p>12.0498289828834</text:p>
          </table:table-cell>
          <table:table-cell table:style-name="ce29" table:formula="of:=[.K54]+0.025" office:value-type="percentage" office:value="0.35" calcext:value-type="percentage">
            <text:p>3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6];[.$P$3:.$P$9])" office:value-type="date" office:date-value="2019-02-27" calcext:value-type="date">
            <text:p>2019-02-27</text:p>
          </table:table-cell>
          <table:table-cell table:style-name="ce11" table:formula="of:=NORMINV([.K56];[.$L$33]*[.$I$37];[.$M$33]*[.$I$37])" office:value-type="float" office:value="12.1162873626447" calcext:value-type="float">
            <text:p>12.1162873626447</text:p>
          </table:table-cell>
          <table:table-cell table:style-name="ce29" table:formula="of:=[.K55]+0.025" office:value-type="percentage" office:value="0.375" calcext:value-type="percentage">
            <text:p>3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7];[.$P$3:.$P$9])" office:value-type="date" office:date-value="2019-02-27" calcext:value-type="date">
            <text:p>2019-02-27</text:p>
          </table:table-cell>
          <table:table-cell table:style-name="ce11" table:formula="of:=NORMINV([.K57];[.$L$33]*[.$I$37];[.$M$33]*[.$I$37])" office:value-type="float" office:value="12.181361539685" calcext:value-type="float">
            <text:p>12.181361539685</text:p>
          </table:table-cell>
          <table:table-cell table:style-name="ce29" table:formula="of:=[.K56]+0.025" office:value-type="percentage" office:value="0.4" calcext:value-type="percentage">
            <text:p>4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8];[.$P$3:.$P$9])" office:value-type="date" office:date-value="2019-02-27" calcext:value-type="date">
            <text:p>2019-02-27</text:p>
          </table:table-cell>
          <table:table-cell table:style-name="ce11" table:formula="of:=NORMINV([.K58];[.$L$33]*[.$I$37];[.$M$33]*[.$I$37])" office:value-type="float" office:value="12.2453756852545" calcext:value-type="float">
            <text:p>12.2453756852545</text:p>
          </table:table-cell>
          <table:table-cell table:style-name="ce29" table:formula="of:=[.K57]+0.025" office:value-type="percentage" office:value="0.425" calcext:value-type="percentage">
            <text:p>4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59];[.$P$3:.$P$9])" office:value-type="date" office:date-value="2019-02-27" calcext:value-type="date">
            <text:p>2019-02-27</text:p>
          </table:table-cell>
          <table:table-cell table:style-name="ce11" table:formula="of:=NORMINV([.K59];[.$L$33]*[.$I$37];[.$M$33]*[.$I$37])" office:value-type="float" office:value="12.3086208106044" calcext:value-type="float">
            <text:p>12.3086208106044</text:p>
          </table:table-cell>
          <table:table-cell table:style-name="ce29" table:formula="of:=[.K58]+0.025" office:value-type="percentage" office:value="0.45" calcext:value-type="percentage">
            <text:p>4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0];[.$P$3:.$P$9])" office:value-type="date" office:date-value="2019-02-27" calcext:value-type="date">
            <text:p>2019-02-27</text:p>
          </table:table-cell>
          <table:table-cell table:style-name="ce11" table:formula="of:=NORMINV([.K60];[.$L$33]*[.$I$37];[.$M$33]*[.$I$37])" office:value-type="float" office:value="12.3713651038923" calcext:value-type="float">
            <text:p>12.3713651038923</text:p>
          </table:table-cell>
          <table:table-cell table:style-name="ce29" table:formula="of:=[.K59]+0.025" office:value-type="percentage" office:value="0.475" calcext:value-type="percentage">
            <text:p>4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0" table:formula="of:=WORKDAY(TODAY();[.J61];[.$P$3:.$P$9])" office:value-type="date" office:date-value="2019-02-27" calcext:value-type="date">
            <text:p>2019-02-27</text:p>
          </table:table-cell>
          <table:table-cell table:style-name="ce32" table:formula="of:=NORMINV([.K61];[.$L$33]*[.$I$37];[.$M$33]*[.$I$37])" office:value-type="float" office:value="12.4338624338624" calcext:value-type="float">
            <text:p>12.4338624338624</text:p>
          </table:table-cell>
          <table:table-cell table:style-name="ce34" table:formula="of:=[.K60]+0.025" office:value-type="percentage" office:value="0.5" calcext:value-type="percentage">
            <text:p>5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2];[.$P$3:.$P$9])" office:value-type="date" office:date-value="2019-02-27" calcext:value-type="date">
            <text:p>2019-02-27</text:p>
          </table:table-cell>
          <table:table-cell table:style-name="ce11" table:formula="of:=NORMINV([.K62];[.$L$33]*[.$I$37];[.$M$33]*[.$I$37])" office:value-type="float" office:value="12.4963597638325" calcext:value-type="float">
            <text:p>12.4963597638325</text:p>
          </table:table-cell>
          <table:table-cell table:style-name="ce29" table:formula="of:=[.K61]+0.025" office:value-type="percentage" office:value="0.525" calcext:value-type="percentage">
            <text:p>5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3];[.$P$3:.$P$9])" office:value-type="date" office:date-value="2019-02-27" calcext:value-type="date">
            <text:p>2019-02-27</text:p>
          </table:table-cell>
          <table:table-cell table:style-name="ce11" table:formula="of:=NORMINV([.K63];[.$L$33]*[.$I$37];[.$M$33]*[.$I$37])" office:value-type="float" office:value="12.5591040571205" calcext:value-type="float">
            <text:p>12.5591040571205</text:p>
          </table:table-cell>
          <table:table-cell table:style-name="ce29" table:formula="of:=[.K62]+0.025" office:value-type="percentage" office:value="0.55" calcext:value-type="percentage">
            <text:p>5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4];[.$P$3:.$P$9])" office:value-type="date" office:date-value="2019-02-27" calcext:value-type="date">
            <text:p>2019-02-27</text:p>
          </table:table-cell>
          <table:table-cell table:style-name="ce11" table:formula="of:=NORMINV([.K64];[.$L$33]*[.$I$37];[.$M$33]*[.$I$37])" office:value-type="float" office:value="12.6223491824704" calcext:value-type="float">
            <text:p>12.6223491824704</text:p>
          </table:table-cell>
          <table:table-cell table:style-name="ce29" table:formula="of:=[.K63]+0.025" office:value-type="percentage" office:value="0.575" calcext:value-type="percentage">
            <text:p>5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5];[.$P$3:.$P$9])" office:value-type="date" office:date-value="2019-02-27" calcext:value-type="date">
            <text:p>2019-02-27</text:p>
          </table:table-cell>
          <table:table-cell table:style-name="ce11" table:formula="of:=NORMINV([.K65];[.$L$33]*[.$I$37];[.$M$33]*[.$I$37])" office:value-type="float" office:value="12.6863633280399" calcext:value-type="float">
            <text:p>12.6863633280399</text:p>
          </table:table-cell>
          <table:table-cell table:style-name="ce29" table:formula="of:=[.K64]+0.025" office:value-type="percentage" office:value="0.6" calcext:value-type="percentage">
            <text:p>6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6];[.$P$3:.$P$9])" office:value-type="date" office:date-value="2019-02-27" calcext:value-type="date">
            <text:p>2019-02-27</text:p>
          </table:table-cell>
          <table:table-cell table:style-name="ce11" table:formula="of:=NORMINV([.K66];[.$L$33]*[.$I$37];[.$M$33]*[.$I$37])" office:value-type="float" office:value="12.7514375050801" calcext:value-type="float">
            <text:p>12.7514375050801</text:p>
          </table:table-cell>
          <table:table-cell table:style-name="ce29" table:formula="of:=[.K65]+0.025" office:value-type="percentage" office:value="0.625" calcext:value-type="percentage">
            <text:p>6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7];[.$P$3:.$P$9])" office:value-type="date" office:date-value="2019-02-27" calcext:value-type="date">
            <text:p>2019-02-27</text:p>
          </table:table-cell>
          <table:table-cell table:style-name="ce11" table:formula="of:=NORMINV([.K67];[.$L$33]*[.$I$37];[.$M$33]*[.$I$37])" office:value-type="float" office:value="12.8178958848415" calcext:value-type="float">
            <text:p>12.8178958848415</text:p>
          </table:table-cell>
          <table:table-cell table:style-name="ce29" table:formula="of:=[.K66]+0.025" office:value-type="percentage" office:value="0.65" calcext:value-type="percentage">
            <text:p>6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8];[.$P$3:.$P$9])" office:value-type="date" office:date-value="2019-02-27" calcext:value-type="date">
            <text:p>2019-02-27</text:p>
          </table:table-cell>
          <table:table-cell table:style-name="ce11" table:formula="of:=NORMINV([.K68];[.$L$33]*[.$I$37];[.$M$33]*[.$I$37])" office:value-type="float" office:value="12.8861090052409" calcext:value-type="float">
            <text:p>12.8861090052409</text:p>
          </table:table-cell>
          <table:table-cell table:style-name="ce29" table:formula="of:=[.K67]+0.025" office:value-type="percentage" office:value="0.675" calcext:value-type="percentage">
            <text:p>6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69];[.$P$3:.$P$9])" office:value-type="date" office:date-value="2019-02-27" calcext:value-type="date">
            <text:p>2019-02-27</text:p>
          </table:table-cell>
          <table:table-cell table:style-name="ce11" table:formula="of:=NORMINV([.K69];[.$L$33]*[.$I$37];[.$M$33]*[.$I$37])" office:value-type="float" office:value="12.9565113875192" calcext:value-type="float">
            <text:p>12.9565113875192</text:p>
          </table:table-cell>
          <table:table-cell table:style-name="ce29" table:formula="of:=[.K68]+0.025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0];[.$P$3:.$P$9])" office:value-type="date" office:date-value="2019-02-28" calcext:value-type="date">
            <text:p>2019-02-28</text:p>
          </table:table-cell>
          <table:table-cell table:style-name="ce11" table:formula="of:=NORMINV([.K70];[.$L$33]*[.$I$37];[.$M$33]*[.$I$37])" office:value-type="float" office:value="13.0296259711643" calcext:value-type="float">
            <text:p>13.0296259711643</text:p>
          </table:table-cell>
          <table:table-cell table:style-name="ce29" table:formula="of:=[.K69]+0.025" office:value-type="percentage" office:value="0.725" calcext:value-type="percentage">
            <text:p>7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1];[.$P$3:.$P$9])" office:value-type="date" office:date-value="2019-02-28" calcext:value-type="date">
            <text:p>2019-02-28</text:p>
          </table:table-cell>
          <table:table-cell table:style-name="ce11" table:formula="of:=NORMINV([.K71];[.$L$33]*[.$I$37];[.$M$33]*[.$I$37])" office:value-type="float" office:value="13.1060993093982" calcext:value-type="float">
            <text:p>13.1060993093982</text:p>
          </table:table-cell>
          <table:table-cell table:style-name="ce29" table:formula="of:=[.K70]+0.025" office:value-type="percentage" office:value="0.75" calcext:value-type="percentage">
            <text:p>7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2];[.$P$3:.$P$9])" office:value-type="date" office:date-value="2019-02-28" calcext:value-type="date">
            <text:p>2019-02-28</text:p>
          </table:table-cell>
          <table:table-cell table:style-name="ce11" table:formula="of:=NORMINV([.K72];[.$L$33]*[.$I$37];[.$M$33]*[.$I$37])" office:value-type="float" office:value="13.1867542856744" calcext:value-type="float">
            <text:p>13.1867542856744</text:p>
          </table:table-cell>
          <table:table-cell table:style-name="ce29" table:formula="of:=[.K71]+0.025" office:value-type="percentage" office:value="0.775" calcext:value-type="percentage">
            <text:p>7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3];[.$P$3:.$P$9])" office:value-type="date" office:date-value="2019-02-28" calcext:value-type="date">
            <text:p>2019-02-28</text:p>
          </table:table-cell>
          <table:table-cell table:style-name="ce11" table:formula="of:=NORMINV([.K73];[.$L$33]*[.$I$37];[.$M$33]*[.$I$37])" office:value-type="float" office:value="13.2726725540713" calcext:value-type="float">
            <text:p>13.2726725540713</text:p>
          </table:table-cell>
          <table:table-cell table:style-name="ce29" table:formula="of:=[.K72]+0.025" office:value-type="percentage" office:value="0.8" calcext:value-type="percentage">
            <text:p>8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4];[.$P$3:.$P$9])" office:value-type="date" office:date-value="2019-02-28" calcext:value-type="date">
            <text:p>2019-02-28</text:p>
          </table:table-cell>
          <table:table-cell table:style-name="ce11" table:formula="of:=NORMINV([.K74];[.$L$33]*[.$I$37];[.$M$33]*[.$I$37])" office:value-type="float" office:value="13.3653300873854" calcext:value-type="float">
            <text:p>13.3653300873854</text:p>
          </table:table-cell>
          <table:table-cell table:style-name="ce29" table:formula="of:=[.K73]+0.025" office:value-type="percentage" office:value="0.825" calcext:value-type="percentage">
            <text:p>8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5];[.$P$3:.$P$9])" office:value-type="date" office:date-value="2019-02-28" calcext:value-type="date">
            <text:p>2019-02-28</text:p>
          </table:table-cell>
          <table:table-cell table:style-name="ce11" table:formula="of:=NORMINV([.K75];[.$L$33]*[.$I$37];[.$M$33]*[.$I$37])" office:value-type="float" office:value="13.4668340146044" calcext:value-type="float">
            <text:p>13.4668340146044</text:p>
          </table:table-cell>
          <table:table-cell table:style-name="ce29" table:formula="of:=[.K74]+0.025" office:value-type="percentage" office:value="0.85" calcext:value-type="percentage">
            <text:p>8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6];[.$P$3:.$P$9])" office:value-type="date" office:date-value="2019-02-28" calcext:value-type="date">
            <text:p>2019-02-28</text:p>
          </table:table-cell>
          <table:table-cell table:style-name="ce11" table:formula="of:=NORMINV([.K76];[.$L$33]*[.$I$37];[.$M$33]*[.$I$37])" office:value-type="float" office:value="13.5803695127523" calcext:value-type="float">
            <text:p>13.5803695127523</text:p>
          </table:table-cell>
          <table:table-cell table:style-name="ce29" table:formula="of:=[.K75]+0.025" office:value-type="percentage" office:value="0.875" calcext:value-type="percentage">
            <text:p>87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7];[.$P$3:.$P$9])" office:value-type="date" office:date-value="2019-02-28" calcext:value-type="date">
            <text:p>2019-02-28</text:p>
          </table:table-cell>
          <table:table-cell table:style-name="ce11" table:formula="of:=NORMINV([.K77];[.$L$33]*[.$I$37];[.$M$33]*[.$I$37])" office:value-type="float" office:value="13.7111334672758" calcext:value-type="float">
            <text:p>13.7111334672758</text:p>
          </table:table-cell>
          <table:table-cell table:style-name="ce29" table:formula="of:=[.K76]+0.025" office:value-type="percentage" office:value="0.9" calcext:value-type="percentage">
            <text:p>90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8];[.$P$3:.$P$9])" office:value-type="date" office:date-value="2019-02-28" calcext:value-type="date">
            <text:p>2019-02-28</text:p>
          </table:table-cell>
          <table:table-cell table:style-name="ce11" table:formula="of:=NORMINV([.K78];[.$L$33]*[.$I$37];[.$M$33]*[.$I$37])" office:value-type="float" office:value="13.8685857013069" calcext:value-type="float">
            <text:p>13.8685857013069</text:p>
          </table:table-cell>
          <table:table-cell table:style-name="ce29" table:formula="of:=[.K77]+0.025" office:value-type="percentage" office:value="0.925" calcext:value-type="percentage">
            <text:p>92.5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79];[.$P$3:.$P$9])" office:value-type="date" office:date-value="2019-03-01" calcext:value-type="date">
            <text:p>2019-03-01</text:p>
          </table:table-cell>
          <table:table-cell table:style-name="ce11" table:formula="of:=NORMINV([.K79];[.$L$33]*[.$I$37];[.$M$33]*[.$I$37])" office:value-type="float" office:value="14.0732220573024" calcext:value-type="float">
            <text:p>14.0732220573024</text:p>
          </table:table-cell>
          <table:table-cell table:style-name="ce29" table:formula="of:=[.K78]+0.025" office:value-type="percentage" office:value="0.950000000000001" calcext:value-type="percentage">
            <text:p>95.00%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table:formula="of:=WORKDAY(TODAY();[.J80];[.$P$3:.$P$9])" office:value-type="date" office:date-value="2019-03-01" calcext:value-type="date">
            <text:p>2019-03-01</text:p>
          </table:table-cell>
          <table:table-cell table:style-name="ce11" table:formula="of:=NORMINV([.K80];[.$L$33]*[.$I$37];[.$M$33]*[.$I$37])" office:value-type="float" office:value="14.3872799094384" calcext:value-type="float">
            <text:p>14.3872799094384</text:p>
          </table:table-cell>
          <table:table-cell table:style-name="ce29" table:formula="of:=[.K79]+0.025" office:value-type="percentage" office:value="0.975000000000001" calcext:value-type="percentage">
            <text:p>97.50%</text:p>
          </table:table-cell>
          <table:table-cell table:number-columns-repeated="101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Main task estimates from resilience estimate she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7.5" calcext:value-type="float">
            <text:p>7.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RMDIST: find CDF (area to left) from an x value and mu, sigma. Think “CDF via x”. Sign of x matter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ese are hours!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ans</text:p>
          </table:table-cell>
          <table:table-cell/>
          <table:table-cell office:value-type="string" calcext:value-type="string">
            <text:p>… then NORMINV: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DIST([.D21]; [.E21]; [.F21];1)" office:value-type="float" office:value="0.0227501319481792" calcext:value-type="float">
            <text:p>0.022750131948179</text:p>
          </table:table-cell>
          <table:table-cell/>
          <table:table-cell table:formula="of:=NORMINV([.G21]; [.E21]; [.F21])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DIST([.D22]; [.E22]; [.F22];1)" office:value-type="float" office:value="0.977249868051821" calcext:value-type="float">
            <text:p>0.977249868051821</text:p>
          </table:table-cell>
          <table:table-cell/>
          <table:table-cell table:formula="of:=NORMINV([.G22]; [.E22]; [.F2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ztest test</text:p>
          </table:table-cell>
          <table:table-cell table:number-columns-repeated="2"/>
          <table:table-cell office:value-type="string" calcext:value-type="string">
            <text:p>NORMDIST(variant): find y (=PDF) from x value and and mu, sigma. Think “normalised distance”. Sign of z score doesn’t matter.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ans</text:p>
          </table:table-cell>
          <table:table-cell/>
          <table:table-cell table:style-name="ce1" office:value-type="string" calcext:value-type="string">
            <text:p>Note: no direct inverse func for this!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ZTEST([.A26:.A27]; 0; 1)" office:value-type="float" office:value="0.0786496035251426" calcext:value-type="float">
            <text:p>0.078649603525143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DIST([.D27]; [.E27]; [.F27]; 0)" office:value-type="float" office:value="0.0539909665131881" calcext:value-type="float">
            <text:p>0.053990966513188</text:p>
          </table:table-cell>
          <table:table-cell/>
          <table:table-cell office:value-type="string" calcext:value-type="string">
            <text:p>Note that we lose the sign of the input.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DIST([.D28]; [.E28]; [.F28]; 0)" office:value-type="float" office:value="0.0539909665131881" calcext:value-type="float">
            <text:p>0.05399096651318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ORMSDIST: same as NORMDIST but for standard ND. Takes only 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ans</text:p>
          </table:table-cell>
          <table:table-cell table:number-columns-repeated="2"/>
          <table:table-cell table:style-name="ce1" office:value-type="string" calcext:value-type="string">
            <text:p>Normal Distribution – mini cheat shee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2"/>
          <table:table-cell table:formula="of:=LEGACY.NORMSDIST([.D32])" office:value-type="float" office:value="0.0227501319481792" calcext:value-type="float">
            <text:p>0.022750131948179</text:p>
          </table:table-cell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formula="of:=LEGACY.NORMSDIST([.D33])" office:value-type="float" office:value="0.977249868051821" calcext:value-type="float">
            <text:p>0.977249868051821</text:p>
          </table:table-cell>
          <table:table-cell table:number-columns-repeated="2"/>
          <table:table-cell table:style-name="ce43" office:value-type="string" calcext:value-type="string">
            <text:p>translation</text:p>
          </table:table-cell>
          <table:table-cell table:style-name="ce43" office:value-type="string" calcext:value-type="string">
            <text:p>params</text:p>
          </table:table-cell>
          <table:table-cell table:style-name="ce43" office:value-type="string" calcext:value-type="string">
            <text:p>excel function</text:p>
          </table:table-cell>
          <table:table-cell table:style-name="ce43" office:value-type="string" calcext:value-type="string">
            <text:p>note</text:p>
          </table:table-cell>
        </table:table-row>
        <table:table-row table:style-name="ro1">
          <table:table-cell table:number-columns-repeated="9"/>
          <table:table-cell table:style-name="ce44" office:value-type="string" calcext:value-type="string">
            <text:p>x→cdf</text:p>
          </table:table-cell>
          <table:table-cell table:style-name="ce49" office:value-type="string" calcext:value-type="string">
            <text:p>mu, sigma</text:p>
          </table:table-cell>
          <table:table-cell table:style-name="ce49" office:value-type="string" calcext:value-type="string">
            <text:p>NORMDIST</text:p>
          </table:table-cell>
          <table:table-cell table:style-name="ce51" office:value-type="string" calcext:value-type="string">
            <text:p>any N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INV: find x value from the CDF (area to left) </text:p>
          </table:table-cell>
          <table:table-cell table:number-columns-repeated="5"/>
          <table:table-cell table:style-name="ce45" office:value-type="string" calcext:value-type="string">
            <text:p>x→cd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RMSDIST</text:p>
          </table:table-cell>
          <table:table-cell table:style-name="ce51" office:value-type="string" calcext:value-type="string">
            <text:p>standard ND only</text:p>
          </table:table-cell>
        </table:table-row>
        <table:table-row table:style-name="ro1">
          <table:table-cell table:number-columns-repeated="9"/>
          <table:table-cell table:style-name="ce45" office:value-type="string" calcext:value-type="string">
            <text:p>cdf→x</text:p>
          </table:table-cell>
          <table:table-cell office:value-type="string" calcext:value-type="string">
            <text:p>mu, sigma</text:p>
          </table:table-cell>
          <table:table-cell office:value-type="string" calcext:value-type="string">
            <text:p>NORMINV</text:p>
          </table:table-cell>
          <table:table-cell table:style-name="ce51" office:value-type="string" calcext:value-type="string">
            <text:p>any ND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ans</text:p>
          </table:table-cell>
          <table:table-cell table:number-columns-repeated="2"/>
          <table:table-cell table:style-name="ce45" office:value-type="string" calcext:value-type="string">
            <text:p>cdf→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RMSINV</text:p>
          </table:table-cell>
          <table:table-cell table:style-name="ce51" office:value-type="string" calcext:value-type="string">
            <text:p>standard ND only</text:p>
          </table:table-cell>
        </table:table-row>
        <table:table-row table:style-name="ro1">
          <table:table-cell table:number-columns-repeated="3"/>
          <table:table-cell table:style-name="ce40" table:formula="of:=0.5-0.34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INV([.D38]; [.E38]; [.F38])" office:value-type="float" office:value="-0.994457883209753" calcext:value-type="float">
            <text:p>-0.994457883209753</text:p>
          </table:table-cell>
          <table:table-cell table:number-columns-repeated="2"/>
          <table:table-cell table:style-name="ce45" office:value-type="string" calcext:value-type="string">
            <text:p>x→y</text:p>
          </table:table-cell>
          <table:table-cell office:value-type="string" calcext:value-type="string">
            <text:p>mu, sigma</text:p>
          </table:table-cell>
          <table:table-cell office:value-type="string" calcext:value-type="string">
            <text:p>NORMDIST cumulative=0</text:p>
          </table:table-cell>
          <table:table-cell table:style-name="ce51" office:value-type="string" calcext:value-type="string">
            <text:p>any ND</text:p>
          </table:table-cell>
        </table:table-row>
        <table:table-row table:style-name="ro1">
          <table:table-cell table:number-columns-repeated="3"/>
          <table:table-cell table:style-name="ce41" office:value-type="float" office:value="0.5" calcext:value-type="float">
            <text:p>0.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NORMINV([.D39]; [.E39]; [.F39])" office:value-type="float" office:value="0" calcext:value-type="float">
            <text:p>0</text:p>
          </table:table-cell>
          <table:table-cell table:number-columns-repeated="2"/>
          <table:table-cell table:style-name="ce45" office:value-type="string" calcext:value-type="string">
            <text:p>x→y</text:p>
          </table:table-cell>
          <table:table-cell office:value-type="string" calcext:value-type="string">
            <text:p>mu, sigma</text:p>
          </table:table-cell>
          <table:table-cell office:value-type="string" calcext:value-type="string">
            <text:p>PHI(STANDARDIZE(</text:p>
          </table:table-cell>
          <table:table-cell table:style-name="ce51" office:value-type="string" calcext:value-type="string">
            <text:p>any ND</text:p>
          </table:table-cell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INV([.D40]; [.E40]; [.F40])" office:value-type="float" office:value="0.994457883209753" calcext:value-type="float">
            <text:p>0.994457883209753</text:p>
          </table:table-cell>
          <table:table-cell table:number-columns-repeated="2"/>
          <table:table-cell table:style-name="ce45" office:value-type="string" calcext:value-type="string">
            <text:p>x→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I</text:p>
          </table:table-cell>
          <table:table-cell table:style-name="ce51" office:value-type="string" calcext:value-type="string">
            <text:p>standard ND only</text:p>
          </table:table-cell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NORMINV([.D41]; [.E41]; [.F41])" office:value-type="float" office:value="2.05374891063182" calcext:value-type="float">
            <text:p>2.05374891063182</text:p>
          </table:table-cell>
          <table:table-cell table:number-columns-repeated="2"/>
          <table:table-cell table:style-name="ce45" office:value-type="string" calcext:value-type="string">
            <text:p>y→x</text:p>
          </table:table-cell>
          <table:table-cell office:value-type="string" calcext:value-type="string">
            <text:p>mu, sigma</text:p>
          </table:table-cell>
          <table:table-cell office:value-type="string" calcext:value-type="string">
            <text:p>? have calculated</text:p>
          </table:table-cell>
          <table:table-cell table:style-name="ce51" office:value-type="string" calcext:value-type="string">
            <text:p>any ND</text:p>
          </table:table-cell>
        </table:table-row>
        <table:table-row table:style-name="ro1">
          <table:table-cell table:number-columns-repeated="9"/>
          <table:table-cell table:style-name="ce46" office:value-type="string" calcext:value-type="string">
            <text:p>y→x</text:p>
          </table:table-cell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? have calculated</text:p>
          </table:table-cell>
          <table:table-cell table:style-name="ce52" office:value-type="string" calcext:value-type="string">
            <text:p>standard ND onl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RMSINV: same as NORMINV but for standard ND. Takes only cdf</text:p>
          </table:table-cell>
          <table:table-cell table:number-columns-repeated="5"/>
          <table:table-cell table:style-name="ce47"/>
          <table:table-cell table:number-columns-repeated="2"/>
          <table:table-cell table:style-name="ce47"/>
        </table:table-row>
        <table:table-row table:style-name="ro1">
          <table:table-cell table:number-columns-repeated="3"/>
          <table:table-cell table:style-name="ce1" office:value-type="string" calcext:value-type="string">
            <text:p>cdf</text:p>
          </table:table-cell>
          <table:table-cell table:style-name="ce1" table:number-columns-repeated="2"/>
          <table:table-cell table:style-name="ce1" office:value-type="string" calcext:value-type="string">
            <text:p>ans</text:p>
          </table:table-cell>
          <table:table-cell table:number-columns-repeated="2"/>
          <table:table-cell table:style-name="ce48" office:value-type="string" calcext:value-type="string">
            <text:p>Key:</text:p>
          </table:table-cell>
          <table:table-cell table:number-columns-repeated="2"/>
          <table:table-cell table:style-name="ce47"/>
        </table:table-row>
        <table:table-row table:style-name="ro1">
          <table:table-cell table:number-columns-repeated="3"/>
          <table:table-cell table:style-name="ce40" table:formula="of:=0.5-0.34" office:value-type="float" office:value="0.16" calcext:value-type="float">
            <text:p>0.16</text:p>
          </table:table-cell>
          <table:table-cell table:number-columns-repeated="2"/>
          <table:table-cell table:formula="of:=LEGACY.NORMSINV([.D45])" office:value-type="float" office:value="-0.994457883209753" calcext:value-type="float">
            <text:p>-0.994457883209753</text:p>
          </table:table-cell>
          <table:table-cell table:number-columns-repeated="2"/>
          <table:table-cell table:style-name="ce47" office:value-type="string" calcext:value-type="string" table:number-columns-spanned="4" table:number-rows-spanned="1">
            <text:p>x : data sample</text:p>
          </table:table-cell>
          <table:covered-table-cell table:number-columns-repeated="2"/>
          <table:covered-table-cell table:style-name="ce47"/>
        </table:table-row>
        <table:table-row table:style-name="ro1">
          <table:table-cell table:number-columns-repeated="3"/>
          <table:table-cell table:style-name="ce41" office:value-type="float" office:value="0.5" calcext:value-type="float">
            <text:p>0.5</text:p>
          </table:table-cell>
          <table:table-cell table:style-name="ce41" table:number-columns-repeated="2"/>
          <table:table-cell table:formula="of:=LEGACY.NORMSINV([.D46])" office:value-type="float" office:value="0" calcext:value-type="float">
            <text:p>0</text:p>
          </table:table-cell>
          <table:table-cell table:number-columns-repeated="2"/>
          <table:table-cell table:style-name="ce47" office:value-type="string" calcext:value-type="string" table:number-columns-spanned="4" table:number-rows-spanned="1">
            <text:p>y : probability AKA probability density</text:p>
          </table:table-cell>
          <table:covered-table-cell table:number-columns-repeated="2"/>
          <table:covered-table-cell table:style-name="ce47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table:number-columns-repeated="2"/>
          <table:table-cell table:formula="of:=LEGACY.NORMSINV([.D47])" office:value-type="float" office:value="0.994457883209753" calcext:value-type="float">
            <text:p>0.994457883209753</text:p>
          </table:table-cell>
          <table:table-cell table:number-columns-repeated="2"/>
          <table:table-cell table:style-name="ce47" office:value-type="string" calcext:value-type="string" table:number-columns-spanned="4" table:number-rows-spanned="1">
            <text:p>cdf : cumulative density function (area under the graph to left of x)</text:p>
          </table:table-cell>
          <table:covered-table-cell table:number-columns-repeated="3" table:style-name="ce47"/>
        </table:table-row>
        <table:table-row table:style-name="ro1">
          <table:table-cell table:number-columns-repeated="3"/>
          <table:table-cell office:value-type="float" office:value="0.98" calcext:value-type="float">
            <text:p>0.98</text:p>
          </table:table-cell>
          <table:table-cell table:number-columns-repeated="2"/>
          <table:table-cell table:formula="of:=LEGACY.NORMSINV([.D48])" office:value-type="float" office:value="2.05374891063182" calcext:value-type="float">
            <text:p>2.0537489106318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HI: find y (=PDF) for x in standard normal distribution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a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2.25" calcext:value-type="float">
            <text:p>-2.25</text:p>
          </table:table-cell>
          <table:table-cell table:number-columns-repeated="2"/>
          <table:table-cell table:formula="of:=PHI([.D52])" office:value-type="float" office:value="0.0317396518356674" calcext:value-type="float">
            <text:p>0.0317396518356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PHI([.D53])" office:value-type="float" office:value="0.398942280401433" calcext:value-type="float">
            <text:p>0.398942280401433</text:p>
          </table:table-cell>
          <table:table-cell table:style-name="ce42" office:value-type="string" calcext:value-type="string">
            <text:p>← should be exactly 0.4? almos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table:number-columns-repeated="2"/>
          <table:table-cell table:formula="of:=PHI([.D54])" office:value-type="float" office:value="0.0317396518356674" calcext:value-type="float">
            <text:p>0.03173965183566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TANDARDIZE: convert x in a non-standard normal dist to equiv in standard ND</text:p>
          </table:table-cell>
          <table:table-cell table:number-columns-repeated="4"/>
          <table:table-cell office:value-type="string" calcext:value-type="string">
            <text:p>x_s = (x – mu)/sigm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a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TANDARDIZE([.D58];[.E58];[.F58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TANDARDIZE([.D59];[.E59];[.F5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TANDARDIZE([.D60];[.E60];[.F60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 think is calculating the z valu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TANDARDIZE([.D61];[.E61];[.F61])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TANDARDIZE([.D62];[.E62];[.F62]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1" office:value-type="string" calcext:value-type="string">
            <text:p>So, to do a phi for any distribution: do PHI(STANDARDIZE(x, mu, sigma)):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x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sigma</text:p>
          </table:table-cell>
          <table:table-cell table:style-name="ce1" office:value-type="string" calcext:value-type="string">
            <text:p>ans</text:p>
          </table:table-cell>
          <table:table-cell office:value-type="string" calcext:value-type="string">
            <text:p>STANDARD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-2.25" calcext:value-type="float">
            <text:p>-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HI(STANDARDIZE([.D66];[.E66];[.F66]))" office:value-type="float" office:value="0.0317396518356674" calcext:value-type="float">
            <text:p>0.031739651835668</text:p>
          </table:table-cell>
          <table:table-cell table:formula="of:=STANDARDIZE([.D66];[.E66];[.F66])" office:value-type="float" office:value="-2.25" calcext:value-type="float">
            <text:p>-2.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HI(STANDARDIZE([.D67];[.E67];[.F67]))" office:value-type="float" office:value="0.398942280401433" calcext:value-type="float">
            <text:p>0.398942280401433</text:p>
          </table:table-cell>
          <table:table-cell table:formula="of:=STANDARDIZE([.D67];[.E67];[.F6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PHI(STANDARDIZE([.D68];[.E68];[.F68]))" office:value-type="float" office:value="0.0317396518356674" calcext:value-type="float">
            <text:p>0.031739651835668</text:p>
          </table:table-cell>
          <table:table-cell table:formula="of:=STANDARDIZE([.D68];[.E68];[.F68])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.25" calcext:value-type="float">
            <text:p>3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HI(STANDARDIZE([.D69];[.E69];[.F69]))" office:value-type="float" office:value="0.0317396518356674" calcext:value-type="float">
            <text:p>0.031739651835668</text:p>
          </table:table-cell>
          <table:table-cell table:formula="of:=STANDARDIZE([.D69];[.E69];[.F69])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2.25" calcext:value-type="float">
            <text:p>102.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PHI(STANDARDIZE([.D70];[.E70];[.F70]))" office:value-type="float" office:value="0.0317396518356674" calcext:value-type="float">
            <text:p>0.031739651835668</text:p>
          </table:table-cell>
          <table:table-cell table:formula="of:=STANDARDIZE([.D70];[.E70];[.F70])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PHI(STANDARDIZE([.D71];[.E71];[.F71]))" office:value-type="float" office:value="0.0317396518356674" calcext:value-type="float">
            <text:p>0.031739651835668</text:p>
          </table:table-cell>
          <table:table-cell table:formula="of:=STANDARDIZE([.D71];[.E71];[.F71])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4.5" calcext:value-type="float">
            <text:p>104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PHI(STANDARDIZE([.D72];[.E72];[.F72]))" office:value-type="float" office:value="0.0317396518356674" calcext:value-type="float">
            <text:p>0.031739651835668</text:p>
          </table:table-cell>
          <table:table-cell table:formula="of:=STANDARDIZE([.D72];[.E72];[.F72])" office:value-type="float" office:value="2.25" calcext:value-type="float">
            <text:p>2.2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NFIDENCE – not quite relate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GNORM etc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1" office:value-type="string" calcext:value-type="string">
            <text:p>GAUSS(x)=NORMSDIST(x)-0.5</text:p>
          </table:table-cell>
          <table:table-cell office:value-type="string" calcext:value-type="string">
            <text:p>- so gauss has CDF of 0 at mean?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.TEST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D7:Sheet1.G26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12:43:23.442407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unsley</meta:initial-creator>
    <meta:creation-date>2019-02-09T13:03:57.357160505</meta:creation-date>
    <dc:date>2019-02-16T20:12:40.660024772</dc:date>
    <dc:creator>Alex Hunsley</dc:creator>
    <meta:editing-duration>P7DT3H19M30S</meta:editing-duration>
    <meta:editing-cycles>133</meta:editing-cycles>
    <meta:generator>LibreOffice/6.1.0.3$MacOSX_X86_64 LibreOffice_project/efb621ed25068d70781dc026f7e9c5187a4decd1</meta:generator>
    <meta:document-statistic meta:table-count="2" meta:cell-count="646" meta:object-count="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15cm" svg:height="14.352cm" xlink:href=".." xlink:type="simple" chart:class="chart:scatter" chart:style-name="ch1">
        <chart:legend chart:legend-position="end" svg:x="22.601cm" svg:y="6.879cm" style:legend-expansion="high" chart:style-name="ch2"/>
        <chart:plot-area chart:style-name="ch3" table:cell-range-address="Sheet1.J42:Sheet1.K80 Sheet1.K41:Sheet1.K41" chart:data-source-has-labels="row" svg:x="1.52cm" svg:y="0.287cm" svg:width="20.571cm" svg:height="12.798cm">
          <chartooo:coordinate-region svg:x="2.903cm" svg:y="0.485cm" svg:width="18.818cm" svg:height="11.957cm"/>
          <chart:axis chart:dimension="x" chart:name="primary-x" chart:style-name="ch4">
            <chart:title svg:x="11.378cm" svg:y="13.373cm" chart:style-name="ch5">
              <text:p>Days</text:p>
            </chart:title>
          </chart:axis>
          <chart:axis chart:dimension="y" chart:name="primary-y" chart:style-name="ch6">
            <chart:title svg:x="0.451cm" svg:y="7.505cm" chart:style-name="ch7">
              <text:p>Probability</text:p>
            </chart:title>
            <chart:grid chart:style-name="ch8" chart:class="major"/>
          </chart:axis>
          <chart:series chart:style-name="ch9" chart:values-cell-range-address="Sheet1.K42:Sheet1.K80" chart:label-cell-address="Sheet1.K41:Sheet1.K41" chart:class="chart:scatter">
            <chart:domain table:cell-range-address="Sheet1.J42:Sheet1.J80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robability</text:p>
                <draw:g>
                  <svg:desc>Sheet1.K41:Sheet1.K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4804449582865">
                <text:p>10.4804449582865</text:p>
                <draw:g>
                  <svg:desc>Sheet1.J42:Sheet1.J80</svg:desc>
                </draw:g>
              </table:table-cell>
              <table:table-cell office:value-type="float" office:value="0.025">
                <text:p>0.025</text:p>
                <draw:g>
                  <svg:desc>Sheet1.K42:Sheet1.K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945028104225">
                <text:p>10.794502810422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999139166418">
                <text:p>10.99913916641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156591400449">
                <text:p>11.1565914004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873553549725">
                <text:p>11.28735535497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4008908531205">
                <text:p>11.4008908531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5023947803395">
                <text:p>11.502394780339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5950523136536">
                <text:p>11.595052313653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809705820504">
                <text:p>11.6809705820504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616255583266">
                <text:p>11.76162555832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8380988965606">
                <text:p>11.838098896560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9112134802056">
                <text:p>11.91121348020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981615862484">
                <text:p>11.981615862484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0498289828834">
                <text:p>12.04982898288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162873626447">
                <text:p>12.116287362644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181361539685">
                <text:p>12.1813615396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2453756852545">
                <text:p>12.2453756852545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3086208106044">
                <text:p>12.308620810604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713651038923">
                <text:p>12.3713651038923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4338624338624">
                <text:p>12.43386243386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4963597638325">
                <text:p>12.4963597638325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5591040571205">
                <text:p>12.559104057120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6223491824704">
                <text:p>12.622349182470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6863633280399">
                <text:p>12.68636332803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514375050801">
                <text:p>12.751437505080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8178958848415">
                <text:p>12.817895884841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8861090052409">
                <text:p>12.886109005240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9565113875192">
                <text:p>12.95651138751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0296259711643">
                <text:p>13.0296259711643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060993093982">
                <text:p>13.10609930939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1867542856744">
                <text:p>13.186754285674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2726725540713">
                <text:p>13.27267255407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3653300873854">
                <text:p>13.365330087385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4668340146044">
                <text:p>13.466834014604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5803695127523">
                <text:p>13.5803695127523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7111334672758">
                <text:p>13.71113346727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8685857013069">
                <text:p>13.8685857013069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0732220573024">
                <text:p>14.0732220573024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3872799094384">
                <text:p>14.3872799094384</text:p>
              </table:table-cell>
              <table:table-cell office:value-type="float" office:value="0.975000000000001">
                <text:p>0.975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MacOSX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